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DA84F49.gif" manifest:media-type=""/>
  <manifest:file-entry manifest:full-path="Pictures/10000000000001580000015E4E7AC13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 manifest:media-type="application/vnd.sun.star.oleobjec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 svg:font-family="Arial, Helvetica, sans-serif"/>
    <style:font-face style:name="Cantarell1" svg:font-family="Cantarell" style:font-adornments="Regular"/>
    <style:font-face style:name="Lohit Hindi1" svg:font-family="'Lohit Hind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896in" fo:margin-left="0in" table:align="left"/>
    </style:style>
    <style:style style:name="Table1.A" style:family="table-column">
      <style:table-column-properties style:column-width="1.8528in"/>
    </style:style>
    <style:style style:name="Table1.B" style:family="table-column">
      <style:table-column-properties style:column-width="0.691in"/>
    </style:style>
    <style:style style:name="Table1.1" style:family="table-row">
      <style:table-row-properties fo:background-color="transparent">
        <style:background-image/>
      </style:table-row-properties>
    </style:style>
    <style:style style:name="Table1.A1" style:family="table-cell">
      <style:table-cell-properties fo:padding="0.0403in" fo:border="none"/>
    </style:style>
    <style:style style:name="Table1.B1" style:family="table-cell">
      <style:table-cell-properties fo:padding="0.0403in" fo:border-left="0.5pt solid #000000" fo:border-right="none" fo:border-top="0.05pt solid #000000" fo:border-bottom="0.05pt solid #000000"/>
    </style:style>
    <style:style style:name="Table1.H1" style:family="table-cell">
      <style:table-cell-properties fo:padding="0.0403in" fo:border-left="0.5pt solid #000000" fo:border-right="0.5pt solid #000000" fo:border-top="0.05pt solid #000000" fo:border-bottom="0.05pt solid #000000"/>
    </style:style>
    <style:style style:name="Table1.A2" style:family="table-cell">
      <style:table-cell-properties fo:background-color="#ffffff" fo:padding="0.0403in" fo:border-left="0.05pt solid #000000" fo:border-right="none" fo:border-top="0.05pt solid #000000" fo:border-bottom="0.05pt solid #000000">
        <style:background-image/>
      </style:table-cell-properties>
    </style:style>
    <style:style style:name="Table1.B2" style:family="table-cell">
      <style:table-cell-properties style:vertical-align="middle" fo:background-color="#ffffff" fo:padding="0.0403in" fo:border-left="0.5pt solid #000000" fo:border-right="none" fo:border-top="none" fo:border-bottom="0.05pt solid #000000">
        <style:background-image/>
      </style:table-cell-properties>
    </style:style>
    <style:style style:name="Table1.H2" style:family="table-cell">
      <style:table-cell-properties style:vertical-align="middle" fo:background-color="#ffffff" fo:padding="0.0403in" fo:border-left="0.5pt solid #000000" fo:border-right="0.5pt solid #000000" fo:border-top="none" fo:border-bottom="0.05pt solid #000000">
        <style:background-image/>
      </style:table-cell-properties>
    </style:style>
    <style:style style:name="Table1.A3" style:family="table-cell">
      <style:table-cell-properties fo:background-color="#ffffff" fo:padding="0.0403in" fo:border-left="0.05pt solid #000000" fo:border-right="none" fo:border-top="none" fo:border-bottom="0.05pt solid #000000">
        <style:background-image/>
      </style:table-cell-properties>
    </style:style>
    <style:style style:name="Table1.A4" style:family="table-cell">
      <style:table-cell-properties fo:background-color="#ffffff" fo:padding="0.0403in" fo:border-left="0.05pt solid #000000" fo:border-right="none" fo:border-top="none" fo:border-bottom="0.05pt solid #000000">
        <style:background-image/>
      </style:table-cell-properties>
    </style:style>
    <style:style style:name="Table1.5" style:family="table-row">
      <style:table-row-properties fo:background-color="#e6e6e6">
        <style:background-image/>
      </style:table-row-properties>
    </style:style>
    <style:style style:name="Table1.A5" style:family="table-cell">
      <style:table-cell-properties fo:background-color="#ffffff" fo:padding="0.0403in" fo:border-left="0.05pt solid #000000" fo:border-right="none" fo:border-top="none" fo:border-bottom="0.5pt solid #000000">
        <style:background-image/>
      </style:table-cell-properties>
    </style:style>
    <style:style style:name="Table1.B5" style:family="table-cell">
      <style:table-cell-properties style:vertical-align="middle" fo:background-color="#ffffff" fo:padding="0.0403in" fo:border-left="0.5pt solid #000000" fo:border-right="none" fo:border-top="none" fo:border-bottom="0.5pt solid #000000">
        <style:background-image/>
      </style:table-cell-properties>
    </style:style>
    <style:style style:name="Table1.H5" style:family="table-cell">
      <style:table-cell-properties style:vertical-align="middle" fo:background-color="#ffffff" fo:padding="0.0403in" fo:border-left="0.5pt solid #000000" fo:border-right="0.5pt solid #000000" fo:border-top="none" fo:border-bottom="0.5pt solid #000000">
        <style:background-image/>
      </style:table-cell-properties>
    </style:style>
    <style:style style:name="Table2" style:family="table">
      <style:table-properties style:width="6.6958in" fo:margin-left="0in" table:align="left"/>
    </style:style>
    <style:style style:name="Table2.A" style:family="table-column">
      <style:table-column-properties style:column-width="3.5639in"/>
    </style:style>
    <style:style style:name="Table2.B" style:family="table-column">
      <style:table-column-properties style:column-width="0.6264in"/>
    </style:style>
    <style:style style:name="Table2.A1" style:family="table-cell">
      <style:table-cell-properties fo:padding="0.0382in" fo:border="none"/>
    </style:style>
    <style:style style:name="Table2.B1" style:family="table-cell">
      <style:table-cell-properties fo:padding="0.0382in" fo:border-left="0.5pt solid #000000" fo:border-right="none" fo:border-top="0.05pt solid #000000" fo:border-bottom="0.05pt solid #000000"/>
    </style:style>
    <style:style style:name="Table2.F1" style:family="table-cell">
      <style:table-cell-properties fo:padding="0.0382in" fo:border-left="0.5pt solid #000000" fo:border-right="0.5pt solid #000000" fo:border-top="0.05pt solid #000000" fo:border-bottom="0.05pt solid #000000"/>
    </style:style>
    <style:style style:name="Table2.A2" style:family="table-cell">
      <style:table-cell-properties fo:padding="0.0382in" fo:border-left="0.05pt solid #000000" fo:border-right="none" fo:border-top="0.05pt solid #000000" fo:border-bottom="0.05pt solid #000000"/>
    </style:style>
    <style:style style:name="Table2.B2" style:family="table-cell">
      <style:table-cell-properties style:vertical-align="middle" fo:padding="0.0382in" fo:border-left="0.5pt solid #000000" fo:border-right="none" fo:border-top="none" fo:border-bottom="0.05pt solid #000000"/>
    </style:style>
    <style:style style:name="Table2.F2" style:family="table-cell">
      <style:table-cell-properties style:vertical-align="middle" fo:padding="0.0382in" fo:border-left="0.5pt solid #000000" fo:border-right="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A25" style:family="table-cell">
      <style:table-cell-properties fo:padding="0.0382in" fo:border-left="0.05pt solid #000000" fo:border-right="none" fo:border-top="none" fo:border-bottom="0.5pt solid #000000"/>
    </style:style>
    <style:style style:name="Table2.B25" style:family="table-cell">
      <style:table-cell-properties style:vertical-align="middle" fo:padding="0.0382in" fo:border-left="0.5pt solid #000000" fo:border-right="none" fo:border-top="none" fo:border-bottom="0.5pt solid #000000"/>
    </style:style>
    <style:style style:name="Table2.F25"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6.6958in" fo:margin-left="0in" table:align="left"/>
    </style:style>
    <style:style style:name="Table3.A" style:family="table-column">
      <style:table-column-properties style:column-width="2.4625in"/>
    </style:style>
    <style:style style:name="Table3.B" style:family="table-column">
      <style:table-column-properties style:column-width="1.0583in"/>
    </style:style>
    <style:style style:name="Table3.A1" style:family="table-cell">
      <style:table-cell-properties fo:padding="0.0382in" fo:border="none"/>
    </style:style>
    <style:style style:name="Table3.B1" style:family="table-cell">
      <style:table-cell-properties fo:padding="0.0382in" fo:border-left="0.5pt solid #000000" fo:border-right="none" fo:border-top="0.05pt solid #000000" fo:border-bottom="0.05pt solid #000000"/>
    </style:style>
    <style:style style:name="Table3.E1" style:family="table-cell">
      <style:table-cell-properties fo:padding="0.0382in" fo:border-left="0.5pt solid #000000" fo:border-right="0.5pt solid #000000" fo:border-top="0.05pt solid #000000" fo:border-bottom="0.05pt solid #000000"/>
    </style:style>
    <style:style style:name="Table3.A2" style:family="table-cell">
      <style:table-cell-properties fo:padding="0.0382in" fo:border-left="0.05pt solid #000000" fo:border-right="none" fo:border-top="0.05pt solid #000000" fo:border-bottom="0.05pt solid #000000"/>
    </style:style>
    <style:style style:name="Table3.B2" style:family="table-cell">
      <style:table-cell-properties style:vertical-align="middle" fo:padding="0.0382in" fo:border-left="0.5pt solid #000000" fo:border-right="none" fo:border-top="none" fo:border-bottom="0.05pt solid #000000"/>
    </style:style>
    <style:style style:name="Table3.E2" style:family="table-cell">
      <style:table-cell-properties style:vertical-align="middle" fo:padding="0.0382in" fo:border-left="0.5pt solid #000000" fo:border-right="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A10" style:family="table-cell">
      <style:table-cell-properties fo:padding="0.0382in" fo:border-left="0.05pt solid #000000" fo:border-right="none" fo:border-top="none" fo:border-bottom="0.5pt solid #000000"/>
    </style:style>
    <style:style style:name="Table3.B10" style:family="table-cell">
      <style:table-cell-properties style:vertical-align="middle" fo:padding="0.0382in" fo:border-left="0.5pt solid #000000" fo:border-right="none" fo:border-top="none" fo:border-bottom="0.5pt solid #000000"/>
    </style:style>
    <style:style style:name="Table3.E10" style:family="table-cell">
      <style:table-cell-properties style:vertical-align="middle" fo:padding="0.0382in" fo:border-left="0.5pt solid #000000" fo:border-right="0.5pt solid #000000" fo:border-top="none" fo:border-bottom="0.5pt solid #000000"/>
    </style:style>
    <style:style style:name="Table4" style:family="table">
      <style:table-properties style:width="6.6951in" fo:margin-left="0in" table:align="left"/>
    </style:style>
    <style:style style:name="Table4.A" style:family="table-column">
      <style:table-column-properties style:column-width="5.3646in"/>
    </style:style>
    <style:style style:name="Table4.B" style:family="table-column">
      <style:table-column-properties style:column-width="0.3326in"/>
    </style:style>
    <style:style style:name="Table4.A1" style:family="table-cell">
      <style:table-cell-properties fo:padding="0.0382in" fo:border="none"/>
    </style:style>
    <style:style style:name="Table4.B1" style:family="table-cell">
      <style:table-cell-properties fo:padding="0.0382in" fo:border-left="0.5pt solid #000000" fo:border-right="none" fo:border-top="0.05pt solid #000000" fo:border-bottom="0.05pt solid #000000"/>
    </style:style>
    <style:style style:name="Table4.E1" style:family="table-cell">
      <style:table-cell-properties fo:padding="0.0382in" fo:border-left="0.5pt solid #000000" fo:border-right="0.5pt solid #000000" fo:border-top="0.05pt solid #000000" fo:border-bottom="0.05pt solid #000000"/>
    </style:style>
    <style:style style:name="Table4.A2" style:family="table-cell">
      <style:table-cell-properties fo:padding="0.0382in" fo:border-left="0.05pt solid #000000" fo:border-right="none" fo:border-top="0.05pt solid #000000" fo:border-bottom="0.05pt solid #000000"/>
    </style:style>
    <style:style style:name="Table4.B2" style:family="table-cell">
      <style:table-cell-properties style:vertical-align="middle" fo:padding="0.0382in" fo:border-left="0.5pt solid #000000" fo:border-right="none" fo:border-top="none" fo:border-bottom="0.05pt solid #000000"/>
    </style:style>
    <style:style style:name="Table4.E2" style:family="table-cell">
      <style:table-cell-properties style:vertical-align="middle" fo:padding="0.0382in" fo:border-left="0.5pt solid #000000" fo:border-right="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A17" style:family="table-cell">
      <style:table-cell-properties fo:padding="0.0382in" fo:border-left="0.05pt solid #000000" fo:border-right="none" fo:border-top="none" fo:border-bottom="0.05pt solid #000000"/>
    </style:style>
    <style:style style:name="Table4.A18" style:family="table-cell">
      <style:table-cell-properties fo:padding="0.0382in" fo:border-left="0.05pt solid #000000" fo:border-right="none" fo:border-top="none" fo:border-bottom="0.05pt solid #000000"/>
    </style:style>
    <style:style style:name="Table4.A19" style:family="table-cell">
      <style:table-cell-properties fo:padding="0.0382in" fo:border-left="0.05pt solid #000000" fo:border-right="none" fo:border-top="none" fo:border-bottom="0.05pt solid #000000"/>
    </style:style>
    <style:style style:name="Table4.A20" style:family="table-cell">
      <style:table-cell-properties fo:padding="0.0382in" fo:border-left="0.05pt solid #000000" fo:border-right="none" fo:border-top="none" fo:border-bottom="0.05pt solid #000000"/>
    </style:style>
    <style:style style:name="Table4.A21" style:family="table-cell">
      <style:table-cell-properties fo:padding="0.0382in" fo:border-left="0.05pt solid #000000" fo:border-right="none" fo:border-top="none" fo:border-bottom="0.05pt solid #000000"/>
    </style:style>
    <style:style style:name="Table4.A22" style:family="table-cell">
      <style:table-cell-properties fo:padding="0.0382in" fo:border-left="0.05pt solid #000000" fo:border-right="none" fo:border-top="none" fo:border-bottom="0.5pt solid #000000"/>
    </style:style>
    <style:style style:name="Table4.B22" style:family="table-cell">
      <style:table-cell-properties style:vertical-align="middle" fo:padding="0.0382in" fo:border-left="0.5pt solid #000000" fo:border-right="none" fo:border-top="none" fo:border-bottom="0.5pt solid #000000"/>
    </style:style>
    <style:style style:name="Table4.E22"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6958in" fo:margin-left="0in" table:align="left"/>
    </style:style>
    <style:style style:name="Table6.A" style:family="table-column">
      <style:table-column-properties style:column-width="2.8347in"/>
    </style:style>
    <style:style style:name="Table6.B" style:family="table-column">
      <style:table-column-properties style:column-width="0.7722in"/>
    </style:style>
    <style:style style:name="Table6.A1" style:family="table-cell">
      <style:table-cell-properties fo:padding="0.0382in" fo:border="none"/>
    </style:style>
    <style:style style:name="Table6.B1" style:family="table-cell">
      <style:table-cell-properties fo:padding="0.0382in" fo:border-left="0.5pt solid #000000" fo:border-right="none" fo:border-top="0.05pt solid #000000" fo:border-bottom="0.05pt solid #000000"/>
    </style:style>
    <style:style style:name="Table6.F1" style:family="table-cell">
      <style:table-cell-properties fo:padding="0.0382in" fo:border-left="0.5pt solid #000000" fo:border-right="0.5pt solid #000000" fo:border-top="0.05pt solid #000000" fo:border-bottom="0.05pt solid #000000"/>
    </style:style>
    <style:style style:name="Table6.A2" style:family="table-cell">
      <style:table-cell-properties fo:padding="0.0382in" fo:border-left="0.05pt solid #000000" fo:border-right="none" fo:border-top="0.05pt solid #000000" fo:border-bottom="0.05pt solid #000000"/>
    </style:style>
    <style:style style:name="Table6.B2" style:family="table-cell">
      <style:table-cell-properties style:vertical-align="middle" fo:padding="0.0382in" fo:border-left="0.5pt solid #000000" fo:border-right="none" fo:border-top="none" fo:border-bottom="0.05pt solid #000000"/>
    </style:style>
    <style:style style:name="Table6.F2" style:family="table-cell">
      <style:table-cell-properties style:vertical-align="middle" fo:padding="0.0382in" fo:border-left="0.5pt solid #000000" fo:border-right="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A8" style:family="table-cell">
      <style:table-cell-properties fo:padding="0.0382in" fo:border-left="0.05pt solid #000000" fo:border-right="none" fo:border-top="none" fo:border-bottom="0.5pt solid #000000"/>
    </style:style>
    <style:style style:name="Table6.B8" style:family="table-cell">
      <style:table-cell-properties style:vertical-align="middle" fo:padding="0.0382in" fo:border-left="0.5pt solid #000000" fo:border-right="none" fo:border-top="none" fo:border-bottom="0.5pt solid #000000"/>
    </style:style>
    <style:style style:name="Table6.F8"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6.6938in" fo:margin-left="0in" table:align="left"/>
    </style:style>
    <style:style style:name="Table7.A" style:family="table-column">
      <style:table-column-properties style:column-width="2.9021in"/>
    </style:style>
    <style:style style:name="Table7.B" style:family="table-column">
      <style:table-column-properties style:column-width="0.7583in"/>
    </style:style>
    <style:style style:name="Table7.A1" style:family="table-cell">
      <style:table-cell-properties fo:padding="0.0382in" fo:border="none"/>
    </style:style>
    <style:style style:name="Table7.B1" style:family="table-cell">
      <style:table-cell-properties fo:padding="0.0382in" fo:border-left="0.5pt solid #000000" fo:border-right="none" fo:border-top="0.05pt solid #000000" fo:border-bottom="0.05pt solid #000000"/>
    </style:style>
    <style:style style:name="Table7.F1" style:family="table-cell">
      <style:table-cell-properties fo:padding="0.0382in" fo:border-left="0.5pt solid #000000" fo:border-right="0.5pt solid #000000" fo:border-top="0.05pt solid #000000" fo:border-bottom="0.05pt solid #000000"/>
    </style:style>
    <style:style style:name="Table7.A2" style:family="table-cell">
      <style:table-cell-properties fo:padding="0.0382in" fo:border-left="0.05pt solid #000000" fo:border-right="none" fo:border-top="0.05pt solid #000000" fo:border-bottom="0.05pt solid #000000"/>
    </style:style>
    <style:style style:name="Table7.B2" style:family="table-cell">
      <style:table-cell-properties fo:padding="0.0382in" fo:border-left="0.5pt solid #000000" fo:border-right="none" fo:border-top="none" fo:border-bottom="0.05pt solid #000000"/>
    </style:style>
    <style:style style:name="Table7.F2" style:family="table-cell">
      <style:table-cell-properties fo:padding="0.0382in" fo:border-left="0.5pt solid #000000" fo:border-right="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A9" style:family="table-cell">
      <style:table-cell-properties fo:padding="0.0382in" fo:border-left="0.05pt solid #000000" fo:border-right="none" fo:border-top="none" fo:border-bottom="0.5pt solid #000000"/>
    </style:style>
    <style:style style:name="Table7.B9" style:family="table-cell">
      <style:table-cell-properties fo:padding="0.0382in" fo:border-left="0.5pt solid #000000" fo:border-right="none" fo:border-top="none" fo:border-bottom="0.5pt solid #000000"/>
    </style:style>
    <style:style style:name="Table7.F9"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paragraph-rsid="002522f1"/>
    </style:style>
    <style:style style:name="P2" style:family="paragraph" style:parent-style-name="Header" style:master-page-name="">
      <style:paragraph-properties style:page-number="auto" fo:padding="0.0201in" fo:border-left="none" fo:border-right="none" fo:border-top="none" fo:border-bottom="0.99pt solid #000000" style:shadow="none"/>
      <style:text-properties fo:font-variant="small-caps" fo:font-size="16pt" fo:font-weight="bold" officeooo:rsid="002522f1" officeooo:paragraph-rsid="002522f1" style:font-size-asian="16pt" style:font-weight-asian="bold" style:font-size-complex="16pt" style:font-weight-complex="bold"/>
    </style:style>
    <style:style style:name="P3" style:family="paragraph" style:parent-style-name="Standard" style:master-page-name="">
      <style:paragraph-properties fo:keep-together="always" style:page-number="auto"/>
      <style:text-properties officeooo:rsid="00181d2f" officeooo:paragraph-rsid="00181d2f"/>
    </style:style>
    <style:style style:name="P4" style:family="paragraph" style:parent-style-name="Standard">
      <style:text-properties fo:font-size="11pt" officeooo:paragraph-rsid="0017a14b" style:font-size-asian="11pt" style:font-size-complex="11pt"/>
    </style:style>
    <style:style style:name="P5" style:family="paragraph" style:parent-style-name="Standard">
      <style:paragraph-properties fo:text-align="center" style:justify-single-word="false"/>
      <style:text-properties fo:font-size="11pt" officeooo:rsid="0017a14b" officeooo:paragraph-rsid="0017a14b" style:font-size-asian="11pt" style:font-size-complex="11pt"/>
    </style:style>
    <style:style style:name="P6" style:family="paragraph" style:parent-style-name="Standard">
      <style:text-properties officeooo:paragraph-rsid="00181d2f"/>
    </style:style>
    <style:style style:name="P7" style:family="paragraph" style:parent-style-name="Standard">
      <style:text-properties officeooo:paragraph-rsid="0019d126"/>
    </style:style>
    <style:style style:name="P8" style:family="paragraph" style:parent-style-name="Standard">
      <style:text-properties officeooo:rsid="00120822"/>
    </style:style>
    <style:style style:name="P9" style:family="paragraph" style:parent-style-name="Standard">
      <style:text-properties officeooo:rsid="0013c0fc" officeooo:paragraph-rsid="0013c0fc"/>
    </style:style>
    <style:style style:name="P10" style:family="paragraph" style:parent-style-name="Standard">
      <style:text-properties officeooo:rsid="001483b3" officeooo:paragraph-rsid="001483b3"/>
    </style:style>
    <style:style style:name="P11" style:family="paragraph" style:parent-style-name="Standard">
      <style:text-properties officeooo:rsid="001660a6" officeooo:paragraph-rsid="001660a6"/>
    </style:style>
    <style:style style:name="P12" style:family="paragraph" style:parent-style-name="Standard">
      <style:text-properties officeooo:rsid="0017a14b" officeooo:paragraph-rsid="0017a14b"/>
    </style:style>
    <style:style style:name="P13" style:family="paragraph" style:parent-style-name="Standard">
      <style:text-properties officeooo:rsid="00181d2f" officeooo:paragraph-rsid="00181d2f"/>
    </style:style>
    <style:style style:name="P14" style:family="paragraph" style:parent-style-name="Standard">
      <style:text-properties officeooo:rsid="0019d126" officeooo:paragraph-rsid="0019d126"/>
    </style:style>
    <style:style style:name="P15" style:family="paragraph" style:parent-style-name="Standard">
      <style:paragraph-properties fo:text-align="center" style:justify-single-word="false"/>
      <style:text-properties officeooo:rsid="0019d126" officeooo:paragraph-rsid="0019d126"/>
    </style:style>
    <style:style style:name="P16" style:family="paragraph" style:parent-style-name="Standard">
      <style:text-properties officeooo:rsid="001b32bf" officeooo:paragraph-rsid="001b32bf"/>
    </style:style>
    <style:style style:name="P17" style:family="paragraph" style:parent-style-name="Standard">
      <style:text-properties fo:font-size="12pt" officeooo:paragraph-rsid="001b32bf" style:font-size-asian="12pt" style:font-size-complex="12pt"/>
    </style:style>
    <style:style style:name="P18" style:family="paragraph" style:parent-style-name="Standard">
      <style:paragraph-properties fo:text-align="center" style:justify-single-word="false"/>
      <style:text-properties fo:font-size="12pt" officeooo:rsid="0019d126" officeooo:paragraph-rsid="0019d126" style:font-size-asian="12pt" style:font-size-complex="12pt"/>
    </style:style>
    <style:style style:name="P19" style:family="paragraph" style:parent-style-name="Standard">
      <style:text-properties fo:font-size="12pt" officeooo:rsid="001b32bf" officeooo:paragraph-rsid="001b32bf" style:font-size-asian="12pt" style:font-size-complex="12pt"/>
    </style:style>
    <style:style style:name="P20" style:family="paragraph" style:parent-style-name="Standard">
      <style:text-properties officeooo:rsid="00242c7e" officeooo:paragraph-rsid="00242c7e"/>
    </style:style>
    <style:style style:name="P21" style:family="paragraph" style:parent-style-name="Standard">
      <style:text-properties officeooo:rsid="00242c7e" officeooo:paragraph-rsid="00181d2f"/>
    </style:style>
    <style:style style:name="P22" style:family="paragraph" style:parent-style-name="Standard">
      <style:text-properties officeooo:rsid="0025068e" officeooo:paragraph-rsid="0025068e"/>
    </style:style>
    <style:style style:name="P23" style:family="paragraph" style:parent-style-name="Standard">
      <style:text-properties officeooo:rsid="002a1419" officeooo:paragraph-rsid="002a1419"/>
    </style:style>
    <style:style style:name="P24" style:family="paragraph" style:parent-style-name="Standard">
      <style:text-properties officeooo:rsid="002bd0f2" officeooo:paragraph-rsid="002a1419"/>
    </style:style>
    <style:style style:name="P25" style:family="paragraph" style:parent-style-name="Standard">
      <style:text-properties officeooo:rsid="002d52bd" officeooo:paragraph-rsid="002d52bd"/>
    </style:style>
    <style:style style:name="P26" style:family="paragraph" style:parent-style-name="Standard">
      <style:text-properties fo:font-size="16pt" fo:font-weight="bold" officeooo:rsid="002d52bd" officeooo:paragraph-rsid="002d52bd" style:font-size-asian="16pt" style:font-weight-asian="bold" style:font-size-complex="16pt" style:font-weight-complex="bold"/>
    </style:style>
    <style:style style:name="P27" style:family="paragraph" style:parent-style-name="Standard">
      <style:text-properties fo:font-size="16pt" fo:font-weight="bold" officeooo:rsid="002d52bd" officeooo:paragraph-rsid="001b32bf" style:font-size-asian="16pt" style:font-weight-asian="bold" style:font-size-complex="16pt" style:font-weight-complex="bold"/>
    </style:style>
    <style:style style:name="P28" style:family="paragraph" style:parent-style-name="Standard">
      <style:text-properties fo:font-size="16pt" officeooo:rsid="00120822" style:font-size-asian="16pt" style:font-size-complex="16pt"/>
    </style:style>
    <style:style style:name="P29" style:family="paragraph" style:parent-style-name="Standard">
      <style:text-properties fo:font-size="16pt" officeooo:rsid="0013c0fc" officeooo:paragraph-rsid="0013c0fc" style:font-size-asian="16pt" style:font-size-complex="16pt"/>
    </style:style>
    <style:style style:name="P30" style:family="paragraph" style:parent-style-name="Standard">
      <style:text-properties officeooo:rsid="002ec243" officeooo:paragraph-rsid="002ec243"/>
    </style:style>
    <style:style style:name="P31" style:family="paragraph" style:parent-style-name="Standard">
      <style:text-properties officeooo:rsid="00314850" officeooo:paragraph-rsid="00314850"/>
    </style:style>
    <style:style style:name="P32" style:family="paragraph" style:parent-style-name="Standard">
      <style:text-properties fo:font-variant="normal" fo:text-transform="none" fo:color="#333333" style:font-name="Liberation Serif" fo:font-size="12pt" fo:letter-spacing="normal" fo:font-style="normal" fo:font-weight="normal" officeooo:rsid="00314850" officeooo:paragraph-rsid="00314850" style:font-size-asian="12pt" style:font-size-complex="12pt"/>
    </style:style>
    <style:style style:name="P33" style:family="paragraph" style:parent-style-name="Standard">
      <style:text-properties fo:font-variant="normal" fo:text-transform="none" fo:color="#333333" style:font-name="Liberation Serif" fo:font-size="12pt" fo:letter-spacing="normal" fo:font-style="normal" fo:font-weight="normal" officeooo:rsid="0028a060" officeooo:paragraph-rsid="0028a060" style:font-size-asian="12pt" style:font-size-complex="12pt"/>
    </style:style>
    <style:style style:name="P34" style:family="paragraph" style:parent-style-name="Standard">
      <style:text-properties fo:font-variant="normal" fo:text-transform="none" fo:color="#333333" style:font-name="Liberation Serif" fo:font-size="12pt" fo:letter-spacing="normal" fo:font-style="normal" fo:font-weight="normal" officeooo:rsid="002a1419" officeooo:paragraph-rsid="002a1419" style:font-size-asian="12pt" style:font-size-complex="12pt"/>
    </style:style>
    <style:style style:name="P35" style:family="paragraph" style:parent-style-name="Standard">
      <style:text-properties fo:font-variant="normal" fo:text-transform="none" fo:color="#333333" style:font-name="Liberation Serif" fo:font-size="12pt" fo:letter-spacing="normal" fo:font-style="normal" fo:font-weight="bold" officeooo:rsid="00314850" officeooo:paragraph-rsid="00314850" style:font-size-asian="12pt" style:font-weight-asian="bold" style:font-size-complex="12pt" style:font-weight-complex="bold"/>
    </style:style>
    <style:style style:name="P36" style:family="paragraph" style:parent-style-name="Standard">
      <style:text-properties fo:font-size="18pt" officeooo:rsid="00120822" style:font-size-asian="18pt" style:font-size-complex="18pt"/>
    </style:style>
    <style:style style:name="P37" style:family="paragraph" style:parent-style-name="Standard">
      <style:paragraph-properties fo:line-height="150%"/>
      <style:text-properties fo:font-size="18pt" officeooo:rsid="0035286e" officeooo:paragraph-rsid="0035286e" style:font-size-asian="18pt" style:font-size-complex="18pt"/>
    </style:style>
    <style:style style:name="P38" style:family="paragraph" style:parent-style-name="Standard">
      <style:text-properties fo:font-size="18pt" officeooo:rsid="0028a060" officeooo:paragraph-rsid="0028a060" style:font-size-asian="18pt" style:font-size-complex="18pt"/>
    </style:style>
    <style:style style:name="P39" style:family="paragraph" style:parent-style-name="Standard">
      <style:text-properties fo:font-size="10.8000001907349pt" officeooo:rsid="0017a14b" officeooo:paragraph-rsid="0017a14b" style:font-size-asian="10.8000001907349pt" style:font-size-complex="10.8000001907349pt"/>
    </style:style>
    <style:style style:name="P40" style:family="paragraph" style:parent-style-name="Standard">
      <style:paragraph-properties fo:break-before="page"/>
      <style:text-properties officeooo:rsid="00181d2f" officeooo:paragraph-rsid="00181d2f"/>
    </style:style>
    <style:style style:name="P41" style:family="paragraph" style:parent-style-name="Standard">
      <style:paragraph-properties fo:break-before="page"/>
      <style:text-properties officeooo:rsid="0019d126" officeooo:paragraph-rsid="0019d126"/>
    </style:style>
    <style:style style:name="P42" style:family="paragraph" style:parent-style-name="Standard">
      <style:paragraph-properties fo:break-before="page"/>
      <style:text-properties officeooo:rsid="0019d126" officeooo:paragraph-rsid="00242c7e"/>
    </style:style>
    <style:style style:name="P43" style:family="paragraph" style:parent-style-name="Standard">
      <style:paragraph-properties fo:break-before="page"/>
      <style:text-properties officeooo:paragraph-rsid="00242c7e"/>
    </style:style>
    <style:style style:name="P44" style:family="paragraph" style:parent-style-name="Standard">
      <style:paragraph-properties fo:break-before="page"/>
      <style:text-properties officeooo:rsid="001660a6" officeooo:paragraph-rsid="001660a6"/>
    </style:style>
    <style:style style:name="P45" style:family="paragraph" style:parent-style-name="Table_20_Contents">
      <style:text-properties fo:font-size="10pt" style:font-size-asian="10pt" style:font-size-complex="10pt"/>
    </style:style>
    <style:style style:name="P46" style:family="paragraph" style:parent-style-name="Table_20_Contents">
      <style:text-properties fo:font-size="10pt" officeooo:rsid="001660a6" officeooo:paragraph-rsid="001660a6" style:font-size-asian="10pt" style:font-size-complex="10pt"/>
    </style:style>
    <style:style style:name="P47" style:family="paragraph" style:parent-style-name="Table_20_Contents">
      <style:paragraph-properties fo:text-align="center" style:justify-single-word="false"/>
      <style:text-properties style:font-name="Cantarell" fo:font-size="12pt" officeooo:rsid="0017a14b" officeooo:paragraph-rsid="0017a14b" style:font-size-asian="12pt" style:font-size-complex="12pt"/>
    </style:style>
    <style:style style:name="P48" style:family="paragraph" style:parent-style-name="Table_20_Contents">
      <style:paragraph-properties fo:text-align="center" style:justify-single-word="false"/>
      <style:text-properties style:font-name="Cantarell" fo:font-size="12pt" officeooo:rsid="0017a14b" officeooo:paragraph-rsid="0019d126" style:font-size-asian="12pt" style:font-size-complex="12pt"/>
    </style:style>
    <style:style style:name="P49" style:family="paragraph" style:parent-style-name="Table_20_Contents">
      <style:paragraph-properties fo:text-align="center" style:justify-single-word="false"/>
      <style:text-properties style:font-name="Cantarell" fo:font-size="12pt" officeooo:rsid="0017a14b" officeooo:paragraph-rsid="00242c7e" style:font-size-asian="12pt" style:font-size-complex="12pt"/>
    </style:style>
    <style:style style:name="P50" style:family="paragraph" style:parent-style-name="Table_20_Contents">
      <style:text-properties fo:font-size="12pt" officeooo:rsid="001660a6" officeooo:paragraph-rsid="001660a6" style:font-size-asian="12pt" style:font-size-complex="12pt"/>
    </style:style>
    <style:style style:name="P51" style:family="paragraph" style:parent-style-name="Table_20_Contents">
      <style:paragraph-properties fo:text-align="center" style:justify-single-word="false"/>
      <style:text-properties officeooo:rsid="00242c7e" officeooo:paragraph-rsid="00242c7e"/>
    </style:style>
    <style:style style:name="P52" style:family="paragraph" style:parent-style-name="Standard">
      <style:paragraph-properties fo:line-height="150%" style:shadow="none"/>
      <style:text-properties officeooo:rsid="002d52bd" officeooo:paragraph-rsid="002d52bd"/>
    </style:style>
    <style:style style:name="P53" style:family="paragraph" style:parent-style-name="Standard">
      <style:paragraph-properties fo:line-height="150%" style:shadow="none"/>
      <style:text-properties fo:color="#000000" style:font-name="Liberation Serif" fo:font-size="12pt" officeooo:rsid="002d52bd" officeooo:paragraph-rsid="002d52bd" style:font-size-asian="12pt" style:font-size-complex="12pt"/>
    </style:style>
    <style:style style:name="P54" style:family="paragraph" style:parent-style-name="Standard">
      <style:paragraph-properties fo:line-height="150%" style:shadow="none"/>
      <style:text-properties fo:color="#000000" style:font-name="Liberation Serif" fo:font-size="12pt" officeooo:paragraph-rsid="002d52bd" style:font-size-asian="12pt" style:font-size-complex="12pt"/>
    </style:style>
    <style:style style:name="P55" style:family="paragraph" style:parent-style-name="Standard" style:master-page-name="First_20_Page">
      <style:paragraph-properties style:page-number="auto"/>
      <style:text-properties officeooo:rsid="00120822"/>
    </style:style>
    <style:style style:name="P56" style:family="paragraph" style:parent-style-name="Standard" style:list-style-name="L1">
      <style:text-properties officeooo:rsid="0013c0fc"/>
    </style:style>
    <style:style style:name="P57" style:family="paragraph" style:parent-style-name="Standard" style:list-style-name="L1">
      <style:text-properties officeooo:rsid="0013c0fc" officeooo:paragraph-rsid="002ec243"/>
    </style:style>
    <style:style style:name="P58" style:family="paragraph" style:parent-style-name="Standard" style:list-style-name="L1">
      <style:text-properties officeooo:rsid="0013c0fc" officeooo:paragraph-rsid="0013c0fc"/>
    </style:style>
    <style:style style:name="P59" style:family="paragraph" style:parent-style-name="Standard" style:list-style-name="L2">
      <style:text-properties officeooo:rsid="001483b3" officeooo:paragraph-rsid="001483b3"/>
    </style:style>
    <style:style style:name="P60" style:family="paragraph" style:parent-style-name="Standard" style:list-style-name="L3">
      <style:text-properties officeooo:rsid="001483b3"/>
    </style:style>
    <style:style style:name="P61" style:family="paragraph" style:parent-style-name="Standard">
      <style:text-properties officeooo:rsid="001483b3" officeooo:paragraph-rsid="0013c0fc"/>
    </style:style>
    <style:style style:name="P62" style:family="paragraph" style:parent-style-name="Standard" style:list-style-name="L4">
      <style:text-properties officeooo:rsid="00181d2f" officeooo:paragraph-rsid="00181d2f"/>
    </style:style>
    <style:style style:name="P63" style:family="paragraph" style:parent-style-name="Standard" style:list-style-name="L5">
      <style:paragraph-properties fo:keep-together="always"/>
      <style:text-properties officeooo:rsid="00181d2f" officeooo:paragraph-rsid="00181d2f"/>
    </style:style>
    <style:style style:name="P64" style:family="paragraph" style:parent-style-name="Standard" style:list-style-name="L6">
      <style:text-properties officeooo:rsid="00181d2f" officeooo:paragraph-rsid="00181d2f"/>
    </style:style>
    <style:style style:name="P65" style:family="paragraph" style:parent-style-name="Standard" style:list-style-name="L7">
      <style:text-properties officeooo:rsid="00181d2f" officeooo:paragraph-rsid="00181d2f"/>
    </style:style>
    <style:style style:name="P66" style:family="paragraph" style:parent-style-name="Standard" style:list-style-name="L8">
      <style:text-properties officeooo:rsid="0019d126" officeooo:paragraph-rsid="0019d126"/>
    </style:style>
    <style:style style:name="P67" style:family="paragraph" style:parent-style-name="Standard">
      <style:text-properties officeooo:rsid="002a1419" officeooo:paragraph-rsid="002a1419"/>
    </style:style>
    <style:style style:name="P68" style:family="paragraph" style:parent-style-name="Standard">
      <style:text-properties officeooo:rsid="002a1419" officeooo:paragraph-rsid="0037cc20"/>
    </style:style>
    <style:style style:name="P69" style:family="paragraph" style:parent-style-name="Standard">
      <style:text-properties style:font-name="Liberation Serif" fo:font-size="12pt" officeooo:rsid="002a1419" officeooo:paragraph-rsid="002a1419" style:font-size-asian="12pt" style:font-size-complex="12pt"/>
    </style:style>
    <style:style style:name="P70" style:family="paragraph" style:parent-style-name="Standard">
      <style:text-properties fo:font-variant="normal" fo:text-transform="none" fo:color="#333333" style:font-name="Arial" fo:font-size="9pt" fo:letter-spacing="normal" fo:font-style="normal" fo:font-weight="normal" officeooo:rsid="002bd0f2" officeooo:paragraph-rsid="002bd0f2"/>
    </style:style>
    <style:style style:name="P71" style:family="paragraph" style:parent-style-name="Standard" style:master-page-name="Standard">
      <style:paragraph-properties style:page-number="1" fo:break-before="page"/>
      <style:text-properties fo:font-variant="normal" fo:text-transform="none" fo:color="#333333" style:font-name="Liberation Serif" fo:font-size="16pt" fo:letter-spacing="normal" fo:font-style="normal" fo:font-weight="bold" officeooo:rsid="00314850" officeooo:paragraph-rsid="00314850" style:font-size-asian="16pt" style:font-weight-asian="bold" style:font-size-complex="16pt" style:font-weight-complex="bold"/>
    </style:style>
    <style:style style:name="P72" style:family="paragraph" style:parent-style-name="Standard">
      <style:paragraph-properties fo:line-height="150%" fo:break-before="page"/>
      <style:text-properties fo:font-size="18pt" officeooo:rsid="00120822" officeooo:paragraph-rsid="0035286e" style:font-size-asian="18pt" style:font-size-complex="18pt"/>
    </style:style>
    <style:style style:name="P73" style:family="paragraph" style:parent-style-name="Heading_20_2">
      <style:paragraph-properties fo:margin-left="0in" fo:margin-right="0in" fo:margin-top="0in" fo:margin-bottom="0in" style:contextual-spacing="false" fo:text-align="center" style:justify-single-word="false" fo:text-indent="0in" style:auto-text-indent="false" fo:padding="0.1in" fo:border="0.99pt solid #000000" style:shadow="none"/>
      <style:text-properties fo:font-variant="small-caps" fo:font-style="normal" fo:font-weight="bold" officeooo:paragraph-rsid="00267f18"/>
    </style:style>
    <style:style style:name="P74" style:family="paragraph" style:parent-style-name="Heading_20_2">
      <style:paragraph-properties fo:margin-left="0in" fo:margin-right="0in" fo:margin-top="0in" fo:margin-bottom="0in" style:contextual-spacing="false" fo:text-align="center" style:justify-single-word="false" fo:text-indent="0in" style:auto-text-indent="false" fo:break-before="page" fo:padding="0.1in" fo:border="0.99pt solid #000000" style:shadow="none"/>
      <style:text-properties fo:font-variant="small-caps" fo:font-style="normal" fo:font-weight="bold" officeooo:paragraph-rsid="00267f18"/>
    </style:style>
    <style:style style:name="P75" style:family="paragraph">
      <style:paragraph-properties fo:text-align="start"/>
      <style:text-properties style:text-line-through-style="none" style:font-name="Liberation Sans" fo:font-size="12pt" fo:font-style="normal" style:text-underline-style="none" fo:font-weight="normal"/>
    </style:style>
    <style:style style:name="T1" style:family="text">
      <style:text-properties officeooo:rsid="001660a6"/>
    </style:style>
    <style:style style:name="T2" style:family="text">
      <style:text-properties officeooo:rsid="002522f1"/>
    </style:style>
    <style:style style:name="T3" style:family="text">
      <style:text-properties fo:color="#006699" fo:font-size="10pt" style:font-size-asian="10pt" style:font-size-complex="10pt"/>
    </style:style>
    <style:style style:name="T4" style:family="text">
      <style:text-properties fo:color="#006699" fo:font-size="10pt" officeooo:rsid="002ea1ab" style:font-size-asian="10pt" style:font-size-complex="10pt"/>
    </style:style>
    <style:style style:name="T5" style:family="text">
      <style:text-properties fo:color="#006699" fo:font-size="10pt" style:font-size-asian="10pt" style:font-weight-asian="bold" style:font-size-complex="10pt" style:font-weight-complex="bold"/>
    </style:style>
    <style:style style:name="T6" style:family="text">
      <style:text-properties fo:color="#006699" fo:font-size="10pt" officeooo:rsid="002ea1ab" style:font-size-asian="10pt" style:font-weight-asian="bold" style:font-size-complex="10pt" style:font-weight-complex="bold"/>
    </style:style>
    <style:style style:name="T7" style:family="text">
      <style:text-properties fo:color="#006699" style:font-name="Symbol" fo:font-size="10pt" style:font-size-asian="10pt" style:font-size-complex="10pt"/>
    </style:style>
    <style:style style:name="T8" style:family="text">
      <style:text-properties fo:color="#006699" style:font-name="Symbol" fo:font-size="10pt" style:font-size-asian="10pt" style:font-weight-asian="bold" style:font-size-complex="10pt" style:font-weight-complex="bold"/>
    </style:style>
    <style:style style:name="T9" style:family="text">
      <style:text-properties fo:font-variant="normal" fo:text-transform="none" fo:color="#006699" fo:font-size="10pt" style:font-size-asian="10pt" style:font-weight-asian="bold" style:font-size-complex="10pt" style:font-weight-complex="bold"/>
    </style:style>
    <style:style style:name="T10" style:family="text">
      <style:text-properties fo:font-variant="normal" fo:text-transform="none" fo:color="#333333" style:font-name="Liberation Serif" fo:font-size="12pt" fo:letter-spacing="normal" fo:font-style="normal" fo:font-weight="normal" style:font-size-asian="12pt" style:font-size-complex="12pt"/>
    </style:style>
    <style:style style:name="T11"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333333" style:font-name="Liberation Serif" fo:letter-spacing="normal" fo:font-style="normal" fo:font-weight="normal"/>
    </style:style>
    <style:style style:name="T13" style:family="text">
      <style:text-properties fo:font-variant="normal" fo:text-transform="none" fo:color="#333333" style:font-name="Liberation Serif" fo:letter-spacing="normal" fo:font-style="normal" fo:font-weight="normal" officeooo:rsid="002a1419"/>
    </style:style>
    <style:style style:name="T14" style:family="text">
      <style:text-properties fo:font-variant="normal" fo:text-transform="none" fo:color="#333333" style:font-name="Arial" fo:font-size="9pt" fo:letter-spacing="normal" fo:font-style="normal" fo:font-weight="normal"/>
    </style:style>
    <style:style style:name="T15" style:family="text">
      <style:text-properties fo:font-variant="normal" fo:text-transform="none" fo:color="#333333" fo:letter-spacing="normal"/>
    </style:style>
    <style:style style:name="T16" style:family="text">
      <style:text-properties fo:font-variant="normal" fo:text-transform="none" fo:color="#333333" fo:font-size="9pt" fo:letter-spacing="normal" fo:font-style="normal" fo:font-weight="normal"/>
    </style:style>
    <style:style style:name="T17" style:family="text">
      <style:text-properties fo:font-variant="normal" fo:text-transform="none" fo:color="#333333" style:font-name="Liberation Serif" fo:font-size="9pt" fo:letter-spacing="normal" fo:font-style="normal" fo:font-weight="normal"/>
    </style:style>
    <style:style style:name="T18" style:family="text">
      <style:text-properties fo:font-variant="normal" fo:text-transform="none" fo:color="#333333" style:font-name="Liberation Serif" fo:letter-spacing="normal"/>
    </style:style>
    <style:style style:name="T19" style:family="text">
      <style:text-properties fo:font-variant="normal" fo:text-transform="none" fo:color="#333333" style:font-name="Liberation Serif" fo:letter-spacing="normal" fo:font-style="normal" fo:font-weight="normal"/>
    </style:style>
    <style:style style:name="T20" style:family="text">
      <style:text-properties fo:font-variant="normal" fo:text-transform="none" fo:color="#333333" style:font-name="Liberation Serif" fo:font-size="12pt" fo:letter-spacing="normal" fo:font-style="normal" fo:font-weight="normal" style:font-size-asian="12pt" style:font-size-complex="12pt"/>
    </style:style>
    <style:style style:name="T21" style:family="text">
      <style:text-properties fo:font-variant="normal" fo:text-transform="none" fo:color="#333333" style:font-name="Liberation Serif" fo:font-size="12pt" fo:letter-spacing="normal" fo:font-style="normal" fo:font-weight="normal" officeooo:rsid="0037cc20" style:font-size-asian="12pt" style:font-size-complex="12pt"/>
    </style:style>
    <style:style style:name="T22" style:family="text">
      <style:text-properties fo:font-variant="normal" fo:text-transform="none" fo:color="#333333" style:font-name="Liberation Serif" fo:font-size="12pt" fo:letter-spacing="normal" style:font-size-asian="12pt" style:font-size-complex="12pt"/>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normal" officeooo:rsid="002d52bd"/>
    </style:style>
    <style:style style:name="T25" style:family="text">
      <style:text-properties fo:font-variant="normal" fo:text-transform="none" fo:color="#00898b" style:text-line-through-style="none" style:font-name="Arial" fo:font-size="9pt" fo:letter-spacing="normal" fo:font-style="normal" style:text-underline-style="none" fo:font-weight="normal" style:text-blinking="false"/>
    </style:style>
    <style:style style:name="T26" style:family="text">
      <style:text-properties fo:font-variant="normal" fo:text-transform="none" fo:color="#00898b" style:text-line-through-style="none" fo:font-size="9pt" fo:letter-spacing="normal" fo:font-style="normal" style:text-underline-style="none" fo:font-weight="normal" style:text-blinking="false"/>
    </style:style>
    <style:style style:name="T27" style:family="text">
      <style:text-properties fo:font-variant="normal" fo:text-transform="none" fo:color="#00898b" style:text-line-through-style="none" style:font-name="Liberation Serif" fo:font-size="9pt" fo:letter-spacing="normal" fo:font-style="normal" style:text-underline-style="none" fo:font-weight="normal" style:text-blinking="false"/>
    </style:style>
    <style:style style:name="T28" style:family="text">
      <style:text-properties fo:font-variant="normal" fo:text-transform="none" fo:color="#00898b" style:text-line-through-style="none" style:font-name="Liberation Serif" fo:letter-spacing="normal" fo:font-style="normal" style:text-underline-style="none" fo:font-weight="normal" style:text-blinking="false"/>
    </style:style>
    <style:style style:name="T29" style:family="text">
      <style:text-properties fo:font-variant="normal" fo:text-transform="none" fo:color="#00898b" style:text-line-through-style="none" style:font-name="Liberation Serif" fo:font-size="12pt" fo:letter-spacing="normal" fo:font-style="normal" style:text-underline-style="none" fo:font-weight="normal" style:text-blinking="false" style:font-size-asian="12pt" style:font-size-complex="12pt"/>
    </style:style>
    <style:style style:name="T30" style:family="text">
      <style:text-properties fo:font-weight="bold" officeooo:rsid="00242c7e" style:font-weight-asian="bold" style:font-weight-complex="bold"/>
    </style:style>
    <style:style style:name="T31" style:family="text">
      <style:text-properties officeooo:rsid="00242c7e"/>
    </style:style>
    <style:style style:name="T32" style:family="text">
      <style:text-properties officeooo:rsid="002bd0f2"/>
    </style:style>
    <style:style style:name="T33" style:family="text">
      <style:text-properties officeooo:rsid="002d52bd"/>
    </style:style>
    <style:style style:name="T34" style:family="text">
      <style:text-properties officeooo:rsid="002ec243"/>
    </style:style>
    <style:style style:name="T35" style:family="text">
      <style:text-properties officeooo:rsid="00348181"/>
    </style:style>
    <style:style style:name="T36" style:family="text">
      <style:text-properties officeooo:rsid="0035286e"/>
    </style:style>
    <style:style style:name="T37" style:family="text">
      <style:text-properties officeooo:rsid="00357257"/>
    </style:style>
    <style:style style:name="T38" style:family="text">
      <style:text-properties officeooo:rsid="00361001"/>
    </style:style>
    <style:style style:name="T39" style:family="text">
      <style:text-properties officeooo:rsid="00363872"/>
    </style:style>
    <style:style style:name="T40" style:family="text">
      <style:text-properties officeooo:rsid="0037cc20"/>
    </style:style>
    <style:style style:name="T41" style:family="text">
      <style:text-properties style:font-name="Liberation Serif"/>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37cc20" style:font-size-asian="12pt" style:font-size-complex="12pt"/>
    </style:style>
    <style:style style:name="T44" style:family="text">
      <style:text-properties fo:font-size="12pt" style:font-size-asian="12pt" style:font-size-complex="12pt"/>
    </style:style>
    <style:style style:name="T45" style:family="text">
      <style:text-properties officeooo:rsid="003a1820"/>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9709in" draw:visible-area-height="0.9705in"/>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style:column style:rel-width="4817*" fo:start-indent="0in" fo:end-indent="0.1319in"/>
          <style:column style:rel-width="4821*" fo:start-indent="0.1319in" fo:end-indent="0in"/>
        </style:columns>
      </style:section-properties>
    </style:style>
    <text:list-style style:name="L1">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1"/>
      </text:list-level-style-bullet>
      <text:list-level-style-image text:level="2"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75in" fo:text-indent="-0.25in" fo:margin-left="0.75in"/>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in" fo:text-indent="-0.25in" fo:margin-left="1in"/>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5in" fo:text-indent="-0.25in" fo:margin-left="1.5in"/>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75in" fo:text-indent="-0.25in" fo:margin-left="1.75in"/>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in" fo:text-indent="-0.25in" fo:margin-left="2in"/>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25in" fo:text-indent="-0.25in" fo:margin-left="2.25in"/>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5in" fo:text-indent="-0.25in" fo:margin-left="2.5in"/>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O">
        <style:list-level-properties text:list-level-position-and-space-mode="label-alignment">
          <style:list-level-label-alignment text:label-followed-by="listtab" text:list-tab-stop-position="0.5in" fo:text-indent="-0.25in" fo:margin-left="0.5in"/>
        </style:list-level-properties>
        <style:text-properties style:font-name="Cantarel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order="soli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3"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Text Box 4"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Text Box 5"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Text Box 6"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Text Box 7" form:control-implementation="ooo:com.sun.star.form.component.TextField" xml:id="control5" form:id="control5" form:convert-empty-to-null="true">
            <form:properties>
              <form:property form:property-name="DefaultControl" office:value-type="string" office:string-value="com.sun.star.form.control.TextField"/>
            </form:properties>
          </form:text>
          <form:text form:name="Text Box 8"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7" form:id="control7"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ver">
        <text:p text:style-name="P55"/>
        <text:p text:style-name="P8"/>
        <text:p text:style-name="P8"/>
        <text:p text:style-name="P8"/>
      </text:section>
      <text:p text:style-name="P23"><text:span text:style-name="T38">2013 December</text:span> <text:span text:style-name="T45">10</text:span></text:p>
      <text:p text:style-name="P23"/>
      <text:p text:style-name="P23"/>
      <text:p text:style-name="P23"/>
      <text:p text:style-name="P23"><text:span text:style-name="T40">As you know, i</text:span>n collaboration with University of Virginia, we hope to document the effect of <text:span text:style-name="T41">Sahaja Yoga on m</text:span><text:span text:style-name="T42">ental health and the experience of complete mental silence.</text:span></text:p>
      <text:p text:style-name="P69"/>
      <text:p text:style-name="P23"><text:span text:style-name="T10">Thanks for taking the time to fill out </text:span><text:span text:style-name="T21">our</text:span><text:span text:style-name="T10"> survey at the meditation workshop that you attended in October.</text:span><text:span text:style-name="T42"><text:line-break/><text:line-break/></text:span><text:span text:style-name="T10">You kindly agreed to do a follow up survey which we hope you can do now. Once you have done this survey we will be able to produce the report on your progress over the last several weeks which we think you will find very interesting and useful.</text:span><text:span text:style-name="T42"><text:line-break/></text:span></text:p>
      <text:p text:style-name="P70"><text:span text:style-name="T42">Thanks again for taking the time to assist us with this important research</text:span><text:span text:style-name="T43">.</text:span></text:p>
      <text:p text:style-name="P24"/>
      <text:p text:style-name="P23"/>
      <text:p text:style-name="P23"/>
      <text:p text:style-name="P23"><text:span text:style-name="T32">Cordially</text:span>,</text:p>
      <text:p text:style-name="P23"/>
      <text:p text:style-name="P23">Joshua Pritikin</text:p>
      <text:p text:style-name="P23">Karen Schmidt</text:p>
      <text:p text:style-name="P68">Ramesh Manocha</text:p>
      <text:p text:style-name="P68"/>
      <text:section text:style-name="Sect2" text:name="Section1">
        <text:p text:style-name="P71">Informed Consent Agreement</text:p>
        <text:p text:style-name="P32"/>
        <text:p text:style-name="P35">Please read this consent agreement carefully before you decide to participate in the study.</text:p>
        <text:p text:style-name="P32"/>
        <text:p text:style-name="P31"><text:span text:style-name="T11">Purpose of the research study</text:span><text:span text:style-name="T10">: We are interested in studying the effect of Sahaja Yoga meditation on your mental health and your experience of complete mental silence.</text:span></text:p>
        <text:p text:style-name="P32"/>
        <text:p text:style-name="P31"><text:span text:style-name="T11">What you will do in the study</text:span><text:span text:style-name="T10">: The study consists of a packet of questionnaires. We ask you to complete one set of questionnaires now and complete the same questionnaires again in 4 weeks. You can skip any question that makes you feel uncomfortable and you can stop answering the questionnaire at any time.</text:span></text:p>
        <text:p text:style-name="P32"/>
        <text:p text:style-name="P31"><text:span text:style-name="T11">Time required</text:span><text:span text:style-name="T10">: Most participants finish the questionnaires in 20 minutes. Since you will be completing these measures twice, the total time to participate will be about 40 minutes.</text:span></text:p>
        <text:p text:style-name="P32"/>
        <text:p text:style-name="P31"><text:span text:style-name="T11">Risks</text:span><text:span text:style-name="T10">: There are no anticipated risks in this study.</text:span></text:p>
        <text:p text:style-name="P32"/>
        <text:p text:style-name="P31"><text:span text:style-name="T11">Benefits</text:span><text:span text:style-name="T10">: We expect these data will help us rigorously measure the effect of Sahaja Yoga and validate a new measure of mental silence. In addition, upon completion of the course, you will receive your pre and post scores.</text:span></text:p>
        <text:p text:style-name="P32"/>
        <text:p text:style-name="P31"><text:span text:style-name="T11">Confidentiality</text:span><text:span text:style-name="T10">: You do not need to provide any contact information. If you choose to provide contact information, this information will be handled confidentially. When the study is completed and the data have been analyzed, the data will be anonymized. Your name will not be used in any report.</text:span></text:p>
        <text:p text:style-name="P32"/>
        <text:p text:style-name="P31"><text:span text:style-name="T11">Voluntary participation</text:span><text:span text:style-name="T10">: Your participation in the study is completely voluntary.</text:span></text:p>
        <text:p text:style-name="P32"/>
        <text:p text:style-name="P31"><text:span text:style-name="T11">Right to withdraw from the study</text:span><text:span text:style-name="T10">: You have the right to withdraw from the study at any time without penalty.</text:span></text:p>
        <text:p text:style-name="P32"/>
        <text:p text:style-name="P31"><text:span text:style-name="T11">How to withdraw from the study</text:span><text:span text:style-name="T10">: There is no penalty for withdrawing. If you would like to withdraw after your responses have been submitted, please contact Ramesh Manocha +61 2 9747 0037 &lt;ramesh.manocha@sydney.edu.au&gt;.</text:span></text:p>
        <text:p text:style-name="P32"/>
        <text:p text:style-name="P31"><text:span text:style-name="T11">Payment</text:span><text:span text:style-name="T10">: There is no payment for participating in the study.</text:span></text:p>
        <text:p text:style-name="P32"/>
        <text:p text:style-name="P31"><text:span text:style-name="T11">If you have questions about the study, contact</text:span><text:span text:style-name="T10">:</text:span></text:p>
        <text:p text:style-name="P32">Ramesh Manocha</text:p>
        <text:p text:style-name="P32">E25 - Royal North Shore Hospital</text:p>
        <text:p text:style-name="P32">The University of Sydney</text:p>
        <text:p text:style-name="P32">NSW 2006 Australia</text:p>
        <text:p text:style-name="P32">+61 2 9747 0037</text:p>
        <text:p text:style-name="P32">ramesh.manocha@sydney.edu.au</text:p>
        <text:p text:style-name="P32"/>
        <text:p text:style-name="P31"><text:span text:style-name="T11">If you have questions about your rights in the study, contact</text:span><text:span text:style-name="T10">:</text:span></text:p>
        <text:p text:style-name="P32">Tonya R. Moon, Ph.D. <text:s/></text:p>
        <text:p text:style-name="P32">Chair, Institutional Review Board for the Social and Behavioral Sciences <text:s/></text:p>
        <text:p text:style-name="P32">One Morton Dr Suite 500 <text:s/></text:p>
        <text:p text:style-name="P32">University of Virginia, P.O. Box 800392 <text:s/></text:p>
        <text:p text:style-name="P32">Charlottesville, VA 22908-0392 USA</text:p>
        <text:p text:style-name="P32">Telephone: <text:s/>+1 (434) 924-5999 <text:s/></text:p>
        <text:p text:style-name="P32">Email: &lt;irbsbshelp@virginia.edu&gt; <text:s/></text:p>
        <text:p text:style-name="P32">Website: http://www.virginia.edu/vpr/irb/sbs</text:p>
        <text:p text:style-name="P32"/>
      </text:section>
      <text:p text:style-name="P33"/>
      <text:p text:style-name="P33"/>
      <text:p text:style-name="P38"><text:span text:style-name="T12">I agree to participate in this study</text:span><text:span text:style-name="T13">.</text:span></text:p>
      <text:p text:style-name="P33"/>
      <text:p text:style-name="P33"/>
      <text:p text:style-name="P34">Signature:</text:p>
      <text:p text:style-name="P34"/>
      <text:p text:style-name="P34"/>
      <text:p text:style-name="P34">Date:</text:p>
      <text:p text:style-name="P72"/>
      <text:p text:style-name="P28">N<draw:control text:anchor-type="char" draw:z-index="8" draw:style-name="gr3" draw:text-style-name="P75" svg:width="3.974in" svg:height="0.4287in" svg:x="2.45in" svg:y="0.0402in" draw:control="control7"/>ame</text:p>
      <text:p text:style-name="P29"/>
      <text:p text:style-name="P61"/>
      <text:p text:style-name="P61"/>
      <text:p text:style-name="P61"/>
      <text:p text:style-name="P61"/>
      <text:p text:style-name="P11">Please indicate the frequency that you practice</text:p>
      <text:p text:style-name="P11"/>
      <table:table table:name="Table1" table:style-name="Table1">
        <table:table-column table:style-name="Table1.A"/>
        <table:table-column table:style-name="Table1.B" table:number-columns-repeated="7"/>
        <table:table-row table:style-name="Table1.1">
          <table:table-cell table:style-name="Table1.A1" office:value-type="string">
            <text:p text:style-name="P45"/>
          </table:table-cell>
          <table:table-cell table:style-name="Table1.B1" office:value-type="string">
            <text:p text:style-name="P46">more often than twice daily</text:p>
          </table:table-cell>
          <table:table-cell table:style-name="Table1.B1" office:value-type="string">
            <text:p text:style-name="P46">twice daily</text:p>
          </table:table-cell>
          <table:table-cell table:style-name="Table1.B1" office:value-type="string">
            <text:p text:style-name="P46">between twice and once a day</text:p>
          </table:table-cell>
          <table:table-cell table:style-name="Table1.B1" office:value-type="string">
            <text:p text:style-name="P46">less than once a day but more than 3 times a week</text:p>
          </table:table-cell>
          <table:table-cell table:style-name="Table1.B1" office:value-type="string">
            <text:p text:style-name="P46">between 3 times a week and once a week</text:p>
          </table:table-cell>
          <table:table-cell table:style-name="Table1.B1" office:value-type="string">
            <text:p text:style-name="P46">between once a week and once a month</text:p>
          </table:table-cell>
          <table:table-cell table:style-name="Table1.H1" office:value-type="string">
            <text:p text:style-name="P46">less than once a month</text:p>
          </table:table-cell>
        </table:table-row>
        <table:table-row>
          <table:table-cell table:style-name="Table1.A2" office:value-type="string">
            <text:p text:style-name="P50"><text:span text:style-name="T37">7. </text:span>meditation</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H2" office:value-type="string">
            <text:p text:style-name="P47">O</text:p>
          </table:table-cell>
        </table:table-row>
        <table:table-row>
          <table:table-cell table:style-name="Table1.A3" office:value-type="string">
            <text:p text:style-name="P50"><text:span text:style-name="T37">8. </text:span>foot soaking</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H2" office:value-type="string">
            <text:p text:style-name="P47">O</text:p>
          </table:table-cell>
        </table:table-row>
        <table:table-row>
          <table:table-cell table:style-name="Table1.A4" office:value-type="string">
            <text:p text:style-name="P50"><text:span text:style-name="T37">9. </text:span>group meditation (3 people or more meditating together)</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B2" office:value-type="string">
            <text:p text:style-name="P47">O</text:p>
          </table:table-cell>
          <table:table-cell table:style-name="Table1.H2" office:value-type="string">
            <text:p text:style-name="P47">O</text:p>
          </table:table-cell>
        </table:table-row>
        <table:table-row table:style-name="Table1.5">
          <table:table-cell table:style-name="Table1.A5" office:value-type="string">
            <text:p text:style-name="P50"><text:span text:style-name="T37">10. </text:span>listening to Shri Mataji's talks</text:p>
          </table:table-cell>
          <table:table-cell table:style-name="Table1.B5" office:value-type="string">
            <text:p text:style-name="P47">O</text:p>
          </table:table-cell>
          <table:table-cell table:style-name="Table1.B5" office:value-type="string">
            <text:p text:style-name="P47">O</text:p>
          </table:table-cell>
          <table:table-cell table:style-name="Table1.B5" office:value-type="string">
            <text:p text:style-name="P47">O</text:p>
          </table:table-cell>
          <table:table-cell table:style-name="Table1.B5" office:value-type="string">
            <text:p text:style-name="P47">O</text:p>
          </table:table-cell>
          <table:table-cell table:style-name="Table1.B5" office:value-type="string">
            <text:p text:style-name="P47">O</text:p>
          </table:table-cell>
          <table:table-cell table:style-name="Table1.B5" office:value-type="string">
            <text:p text:style-name="P47">O</text:p>
          </table:table-cell>
          <table:table-cell table:style-name="Table1.H5" office:value-type="string">
            <text:p text:style-name="P47">O</text:p>
          </table:table-cell>
        </table:table-row>
      </table:table>
      <text:p text:style-name="P11"/>
      <text:p text:style-name="P30"><text:span text:style-name="T37">11. </text:span>Do you practice any other method for mental health? If so, describe briefly</text:p>
      <text:p text:style-name="P44">Please indicate your level of agreement or disagreement.</text:p>
      <text:p text:style-name="P11"/>
      <table:table table:name="Table2" table:style-name="Table2">
        <table:table-column table:style-name="Table2.A"/>
        <table:table-column table:style-name="Table2.B" table:number-columns-repeated="5"/>
        <table:table-row>
          <table:table-cell table:style-name="Table2.A1" office:value-type="string">
            <text:p text:style-name="P4"/>
          </table:table-cell>
          <table:table-cell table:style-name="Table2.B1" office:value-type="string">
            <text:p text:style-name="P5">Strongly disagree</text:p>
          </table:table-cell>
          <table:table-cell table:style-name="Table2.B1" office:value-type="string">
            <text:p text:style-name="P5">Disagree</text:p>
          </table:table-cell>
          <table:table-cell table:style-name="Table2.B1" office:value-type="string">
            <text:p text:style-name="P5">Neutral</text:p>
          </table:table-cell>
          <table:table-cell table:style-name="Table2.B1" office:value-type="string">
            <text:p text:style-name="P5">Agree</text:p>
          </table:table-cell>
          <table:table-cell table:style-name="Table2.F1" office:value-type="string">
            <text:p text:style-name="P5">Strongly <text:span text:style-name="T39">agree</text:span></text:p>
          </table:table-cell>
        </table:table-row>
        <table:table-row>
          <table:table-cell table:style-name="Table2.A2" office:value-type="string">
            <text:p text:style-name="P39"><text:span text:style-name="T37">12. </text:span>My attention is often focused on aspects of myself I wish I would stop thinking about</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3" office:value-type="string">
            <text:p text:style-name="P39"><text:span text:style-name="T37">13. </text:span>I always seem to be "re-hashing" in my mind recent things I have said or done</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4" office:value-type="string">
            <text:p text:style-name="P39"><text:span text:style-name="T37">14. </text:span>Sometimes it is hard for me to shut off thoughts about myself</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5" office:value-type="string">
            <text:p text:style-name="P39"><text:span text:style-name="T37">15. </text:span>Long after an argument or disagreement is over with, my thoughts keep going back to what happened</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6" office:value-type="string">
            <text:p text:style-name="P39"><text:span text:style-name="T37">16. </text:span>I tend to "ruminate" or dwell over things that happen to me for a really long time afterward</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7" office:value-type="string">
            <text:p text:style-name="P39"><text:span text:style-name="T37">17. </text:span>I don't waste time re-thinking things that are over and done with</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8" office:value-type="string">
            <text:p text:style-name="P39"><text:span text:style-name="T37">18. </text:span>Often I'm playing back over in my mind how I acted in a past situation</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9" office:value-type="string">
            <text:p text:style-name="P39"><text:span text:style-name="T37">19. </text:span>I often find myself re-evaluating something I've done</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0" office:value-type="string">
            <text:p text:style-name="P39"><text:span text:style-name="T37">20. </text:span>I never ruminate or dwell on myself for very long</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1" office:value-type="string">
            <text:p text:style-name="P39"><text:span text:style-name="T37">21. </text:span>It is easy for me to put unwanted thoughts out of my mind</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2" office:value-type="string">
            <text:p text:style-name="P39"><text:span text:style-name="T37">22. </text:span>I often reflect on episodes in my life that I should no longer concern myself with</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3" office:value-type="string">
            <text:p text:style-name="P39"><text:span text:style-name="T37">23. </text:span>I spend a great deal of time thinking back over my embarrassing or disappointing moments</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4" office:value-type="string">
            <text:p text:style-name="P39"><text:span text:style-name="T37">24. </text:span>Philosophical or abstract thinking doesn't appeal to me that much</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5" office:value-type="string">
            <text:p text:style-name="P39"><text:span text:style-name="T37">25. </text:span>I am not really a meditative type of person</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6" office:value-type="string">
            <text:p text:style-name="P39"><text:span text:style-name="T37">26. </text:span>I love exploring my "inner" self</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7" office:value-type="string">
            <text:p text:style-name="P39"><text:span text:style-name="T37">27. </text:span>My attitudes and feelings about things fascinate me</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8" office:value-type="string">
            <text:p text:style-name="P39"><text:span text:style-name="T37">28. </text:span>I don't really care for introspective or self-reflective thinking</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19" office:value-type="string">
            <text:p text:style-name="P39"><text:span text:style-name="T37">29. </text:span>I love analyzing why I do things</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20" office:value-type="string">
            <text:p text:style-name="P39"><text:span text:style-name="T37">30. </text:span>People often say I'm a "deep", introspective type of person</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21" office:value-type="string">
            <text:p text:style-name="P39"><text:span text:style-name="T37">31. </text:span>I don't care much for self-analysis</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22" office:value-type="string">
            <text:p text:style-name="P39"><text:span text:style-name="T37">32. </text:span>I'm very self-inquisitive by nature</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23" office:value-type="string">
            <text:p text:style-name="P39"><text:span text:style-name="T37">33. </text:span>I love to meditate on the nature and meaning of things</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24" office:value-type="string">
            <text:p text:style-name="P39"><text:span text:style-name="T37">34. </text:span>I often love to look at my life in philosophical ways</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B2" office:value-type="string">
            <text:p text:style-name="P47">O</text:p>
          </table:table-cell>
          <table:table-cell table:style-name="Table2.F2" office:value-type="string">
            <text:p text:style-name="P47">O</text:p>
          </table:table-cell>
        </table:table-row>
        <table:table-row>
          <table:table-cell table:style-name="Table2.A25" office:value-type="string">
            <text:p text:style-name="P39"><text:span text:style-name="T37">35. </text:span>Contemplating myself isn't my idea of fun</text:p>
          </table:table-cell>
          <table:table-cell table:style-name="Table2.B25" office:value-type="string">
            <text:p text:style-name="P47">O</text:p>
          </table:table-cell>
          <table:table-cell table:style-name="Table2.B25" office:value-type="string">
            <text:p text:style-name="P47">O</text:p>
          </table:table-cell>
          <table:table-cell table:style-name="Table2.B25" office:value-type="string">
            <text:p text:style-name="P47">O</text:p>
          </table:table-cell>
          <table:table-cell table:style-name="Table2.B25" office:value-type="string">
            <text:p text:style-name="P47">O</text:p>
          </table:table-cell>
          <table:table-cell table:style-name="Table2.F25" office:value-type="string">
            <text:p text:style-name="P47">O</text:p>
          </table:table-cell>
        </table:table-row>
      </table:table>
      <text:p text:style-name="P12"><text:soft-page-break/>The following questions relate to your usual sleep habits during the past month ONLY. Your answers should indicate the most accurate reply for the majority of days and nights in the past month. </text:p>
      <text:p text:style-name="P12"/>
      <text:p text:style-name="P12"><draw:control text:anchor-type="paragraph" draw:z-index="0" draw:style-name="gr1" draw:text-style-name="P75" svg:width="1.0669in" svg:height="0.2988in" svg:x="5.2311in" svg:y="0.0028in" draw:control="control1"/><text:span text:style-name="T37">36. </text:span>During the past month, when have you usually gone to bed at night?</text:p>
      <text:p text:style-name="P12"/>
      <text:p text:style-name="P12"><draw:control text:anchor-type="paragraph" draw:z-index="1" draw:style-name="gr2" draw:text-style-name="P75" svg:width="1.0961in" svg:height="0.3142in" svg:x="5.2673in" svg:y="0.0209in" draw:control="control2"/><text:span text:style-name="T37">37. </text:span>During the past month, how long (in minutes) has it usually taken you to fall asleep each night?</text:p>
      <text:p text:style-name="P12"/>
      <text:p text:style-name="P12"><draw:control text:anchor-type="paragraph" draw:z-index="2" draw:style-name="gr1" draw:text-style-name="P75" svg:width="1.1689in" svg:height="0.3185in" svg:x="5.1799in" svg:y="0in" draw:control="control3"/><text:span text:style-name="T37">38. </text:span>During the past month, when have you usually gotten up in the morning?</text:p>
      <text:p text:style-name="P12"/>
      <text:p text:style-name="P12"><draw:control text:anchor-type="paragraph" draw:z-index="3" draw:style-name="gr2" draw:text-style-name="P75" svg:width="1.1232in" svg:height="0.3295in" svg:x="5.1811in" svg:y="0.0409in" draw:control="control4"/><text:span text:style-name="T37">39. </text:span>During the past month, how many hours of actual sleep did you get at night? (This may be different than the number of hours you spend in bed.)</text:p>
      <text:p text:style-name="P12"/>
      <text:p text:style-name="P12">During the past month, how often have you had trouble sleeping because you</text:p>
      <text:p text:style-name="P12"/>
      <table:table table:name="Table3" table:style-name="Table3">
        <table:table-column table:style-name="Table3.A"/>
        <table:table-column table:style-name="Table3.B" table:number-columns-repeated="4"/>
        <table:table-row>
          <table:table-cell table:style-name="Table3.A1" office:value-type="string">
            <text:p text:style-name="P6"/>
          </table:table-cell>
          <table:table-cell table:style-name="Table3.B1" office:value-type="string">
            <text:p text:style-name="P13">Not during the past month</text:p>
          </table:table-cell>
          <table:table-cell table:style-name="Table3.B1" office:value-type="string">
            <text:p text:style-name="P13">Less than once a week</text:p>
          </table:table-cell>
          <table:table-cell table:style-name="Table3.B1" office:value-type="string">
            <text:p text:style-name="P13">Once or twice a week</text:p>
          </table:table-cell>
          <table:table-cell table:style-name="Table3.E1" office:value-type="string">
            <text:p text:style-name="P13">Three or more times a week</text:p>
          </table:table-cell>
        </table:table-row>
        <table:table-row>
          <table:table-cell table:style-name="Table3.A2" office:value-type="string">
            <text:p text:style-name="P13"><text:span text:style-name="T37">40. </text:span>cannot get to sleep within 30 minutes</text:p>
          </table:table-cell>
          <table:table-cell table:style-name="Table3.B2" office:value-type="string">
            <text:p text:style-name="P47">O</text:p>
          </table:table-cell>
          <table:table-cell table:style-name="Table3.B2" office:value-type="string">
            <text:p text:style-name="P47">O</text:p>
          </table:table-cell>
          <table:table-cell table:style-name="Table3.B2" office:value-type="string">
            <text:p text:style-name="P47">O</text:p>
          </table:table-cell>
          <table:table-cell table:style-name="Table3.E2" office:value-type="string">
            <text:p text:style-name="P47">O</text:p>
          </table:table-cell>
        </table:table-row>
        <table:table-row>
          <table:table-cell table:style-name="Table3.A3" office:value-type="string">
            <text:p text:style-name="P13"><text:span text:style-name="T37">41. </text:span>wake up in the middle of the night or early morning</text:p>
          </table:table-cell>
          <table:table-cell table:style-name="Table3.B2" office:value-type="string">
            <text:p text:style-name="P47">O</text:p>
          </table:table-cell>
          <table:table-cell table:style-name="Table3.B2" office:value-type="string">
            <text:p text:style-name="P47">O</text:p>
          </table:table-cell>
          <table:table-cell table:style-name="Table3.B2" office:value-type="string">
            <text:p text:style-name="P47">O</text:p>
          </table:table-cell>
          <table:table-cell table:style-name="Table3.E2" office:value-type="string">
            <text:p text:style-name="P47">O</text:p>
          </table:table-cell>
        </table:table-row>
        <table:table-row>
          <table:table-cell table:style-name="Table3.A4" office:value-type="string">
            <text:p text:style-name="P13"><text:span text:style-name="T37">42. </text:span>have to get up to use the bathroom</text:p>
          </table:table-cell>
          <table:table-cell table:style-name="Table3.B2" office:value-type="string">
            <text:p text:style-name="P47">O</text:p>
          </table:table-cell>
          <table:table-cell table:style-name="Table3.B2" office:value-type="string">
            <text:p text:style-name="P47">O</text:p>
          </table:table-cell>
          <table:table-cell table:style-name="Table3.B2" office:value-type="string">
            <text:p text:style-name="P47">O</text:p>
          </table:table-cell>
          <table:table-cell table:style-name="Table3.E2" office:value-type="string">
            <text:p text:style-name="P47">O</text:p>
          </table:table-cell>
        </table:table-row>
        <table:table-row>
          <table:table-cell table:style-name="Table3.A5" office:value-type="string">
            <text:p text:style-name="P13"><text:span text:style-name="T37">43. </text:span>cannot breathe comfortably</text:p>
          </table:table-cell>
          <table:table-cell table:style-name="Table3.B2" office:value-type="string">
            <text:p text:style-name="P47">O</text:p>
          </table:table-cell>
          <table:table-cell table:style-name="Table3.B2" office:value-type="string">
            <text:p text:style-name="P47">O</text:p>
          </table:table-cell>
          <table:table-cell table:style-name="Table3.B2" office:value-type="string">
            <text:p text:style-name="P47">O</text:p>
          </table:table-cell>
          <table:table-cell table:style-name="Table3.E2" office:value-type="string">
            <text:p text:style-name="P47">O</text:p>
          </table:table-cell>
        </table:table-row>
        <table:table-row>
          <table:table-cell table:style-name="Table3.A6" office:value-type="string">
            <text:p text:style-name="P13"><text:span text:style-name="T37">44. </text:span>cough or snore loudly</text:p>
          </table:table-cell>
          <table:table-cell table:style-name="Table3.B2" office:value-type="string">
            <text:p text:style-name="P47">O</text:p>
          </table:table-cell>
          <table:table-cell table:style-name="Table3.B2" office:value-type="string">
            <text:p text:style-name="P47">O</text:p>
          </table:table-cell>
          <table:table-cell table:style-name="Table3.B2" office:value-type="string">
            <text:p text:style-name="P47">O</text:p>
          </table:table-cell>
          <table:table-cell table:style-name="Table3.E2" office:value-type="string">
            <text:p text:style-name="P47">O</text:p>
          </table:table-cell>
        </table:table-row>
        <table:table-row>
          <table:table-cell table:style-name="Table3.A7" office:value-type="string">
            <text:p text:style-name="P13"><text:span text:style-name="T37">45. </text:span>feel too cold</text:p>
          </table:table-cell>
          <table:table-cell table:style-name="Table3.B2" office:value-type="string">
            <text:p text:style-name="P47">O</text:p>
          </table:table-cell>
          <table:table-cell table:style-name="Table3.B2" office:value-type="string">
            <text:p text:style-name="P47">O</text:p>
          </table:table-cell>
          <table:table-cell table:style-name="Table3.B2" office:value-type="string">
            <text:p text:style-name="P47">O</text:p>
          </table:table-cell>
          <table:table-cell table:style-name="Table3.E2" office:value-type="string">
            <text:p text:style-name="P47">O</text:p>
          </table:table-cell>
        </table:table-row>
        <table:table-row>
          <table:table-cell table:style-name="Table3.A8" office:value-type="string">
            <text:p text:style-name="P13"><text:span text:style-name="T37">46. </text:span>feel too hot</text:p>
          </table:table-cell>
          <table:table-cell table:style-name="Table3.B2" office:value-type="string">
            <text:p text:style-name="P47">O</text:p>
          </table:table-cell>
          <table:table-cell table:style-name="Table3.B2" office:value-type="string">
            <text:p text:style-name="P47">O</text:p>
          </table:table-cell>
          <table:table-cell table:style-name="Table3.B2" office:value-type="string">
            <text:p text:style-name="P47">O</text:p>
          </table:table-cell>
          <table:table-cell table:style-name="Table3.E2" office:value-type="string">
            <text:p text:style-name="P47">O</text:p>
          </table:table-cell>
        </table:table-row>
        <table:table-row>
          <table:table-cell table:style-name="Table3.A9" office:value-type="string">
            <text:p text:style-name="P13"><text:span text:style-name="T37">47. </text:span>had bad dreams</text:p>
          </table:table-cell>
          <table:table-cell table:style-name="Table3.B2" office:value-type="string">
            <text:p text:style-name="P47">O</text:p>
          </table:table-cell>
          <table:table-cell table:style-name="Table3.B2" office:value-type="string">
            <text:p text:style-name="P47">O</text:p>
          </table:table-cell>
          <table:table-cell table:style-name="Table3.B2" office:value-type="string">
            <text:p text:style-name="P47">O</text:p>
          </table:table-cell>
          <table:table-cell table:style-name="Table3.E2" office:value-type="string">
            <text:p text:style-name="P47">O</text:p>
          </table:table-cell>
        </table:table-row>
        <table:table-row>
          <table:table-cell table:style-name="Table3.A10" office:value-type="string">
            <text:p text:style-name="P13"><text:span text:style-name="T37">48. </text:span>have pain</text:p>
          </table:table-cell>
          <table:table-cell table:style-name="Table3.B10" office:value-type="string">
            <text:p text:style-name="P47">O</text:p>
          </table:table-cell>
          <table:table-cell table:style-name="Table3.B10" office:value-type="string">
            <text:p text:style-name="P47">O</text:p>
          </table:table-cell>
          <table:table-cell table:style-name="Table3.B10" office:value-type="string">
            <text:p text:style-name="P47">O</text:p>
          </table:table-cell>
          <table:table-cell table:style-name="Table3.E10" office:value-type="string">
            <text:p text:style-name="P47">O</text:p>
          </table:table-cell>
        </table:table-row>
      </table:table>
      <text:p text:style-name="P12"/>
      <text:p text:style-name="P13"><draw:control text:anchor-type="paragraph" draw:z-index="4" draw:style-name="gr2" draw:text-style-name="P75" svg:width="3.1921in" svg:height="0.5059in" svg:x="3.5138in" svg:y="0.0201in" draw:control="control5"/><text:span text:style-name="T37">49. </text:span>During the past month, how often have you had trouble sleeping because of some other reason? Please describe the reason</text:p>
      <text:p text:style-name="P13"/>
      <text:p text:style-name="P13"><text:span text:style-name="T37">50. </text:span>How often during the past month have you had trouble sleeping because of this?</text:p>
      <text:list xml:id="list1557817825962497448" text:style-name="L4">
        <text:list-item>
          <text:p text:style-name="P62">Not during the past month </text:p>
        </text:list-item>
        <text:list-item>
          <text:p text:style-name="P62">Less than once a week </text:p>
        </text:list-item>
        <text:list-item>
          <text:p text:style-name="P62">Once or twice a week </text:p>
        </text:list-item>
        <text:list-item>
          <text:p text:style-name="P62">Three or more times a week </text:p>
        </text:list-item>
      </text:list>
      <text:p text:style-name="P13"/>
      <text:p text:style-name="P3"/>
      <text:p text:style-name="P40"><text:span text:style-name="T37">51. </text:span>During the past month, how would you rate your sleep quality overall?</text:p>
      <text:list xml:id="list1793680627939966309" text:style-name="L5">
        <text:list-item>
          <text:p text:style-name="P63">Very good </text:p>
        </text:list-item>
        <text:list-item>
          <text:p text:style-name="P63">Fairly good </text:p>
        </text:list-item>
        <text:list-item>
          <text:p text:style-name="P63">Fairly bad </text:p>
        </text:list-item>
        <text:list-item>
          <text:p text:style-name="P63">Very bad</text:p>
        </text:list-item>
      </text:list>
      <text:p text:style-name="P13"/>
      <text:p text:style-name="P13"><text:span text:style-name="T37">52. </text:span>During the past month, how often have you taken medicine (prescribed or "over the counter") to help you sleep?</text:p>
      <text:list xml:id="list8736350878487001989" text:style-name="L6">
        <text:list-item>
          <text:p text:style-name="P64">Not during the past month </text:p>
        </text:list-item>
        <text:list-item>
          <text:p text:style-name="P64">Less than once a week </text:p>
        </text:list-item>
        <text:list-item>
          <text:p text:style-name="P64">Once or twice a week </text:p>
        </text:list-item>
        <text:list-item>
          <text:p text:style-name="P64">Three or more times a week </text:p>
        </text:list-item>
      </text:list>
      <text:p text:style-name="P13"/>
      <text:p text:style-name="P13"><text:span text:style-name="T37">53. </text:span>During the past month, how often have you had trouble staying awake while driving, eating meals, or engaging in social activity?</text:p>
      <text:list xml:id="list60223348665185" text:continue-numbering="true" text:style-name="L6">
        <text:list-item>
          <text:p text:style-name="P64">Not during the past month </text:p>
        </text:list-item>
        <text:list-item>
          <text:p text:style-name="P64">Less than once a week </text:p>
        </text:list-item>
        <text:list-item>
          <text:p text:style-name="P64">Once or twice a week </text:p>
        </text:list-item>
        <text:list-item>
          <text:p text:style-name="P64">Three or more times a week </text:p>
        </text:list-item>
      </text:list>
      <text:p text:style-name="P13"/>
      <text:p text:style-name="P13"><text:span text:style-name="T37">54. </text:span>During the past month, how much of a problem has it been for you to keep up enough enthusiasm to get things done?</text:p>
      <text:list xml:id="list4886356724650265345" text:style-name="L7">
        <text:list-item>
          <text:p text:style-name="P65">No problem at all </text:p>
        </text:list-item>
        <text:list-item>
          <text:p text:style-name="P65">Only a very slight problem </text:p>
        </text:list-item>
        <text:list-item>
          <text:p text:style-name="P65">Somewhat of a problem </text:p>
        </text:list-item>
        <text:list-item>
          <text:p text:style-name="P65">A very big problem </text:p>
        </text:list-item>
      </text:list>
      <text:p text:style-name="P13"/>
      <text:p text:style-name="P13"/>
      <text:p text:style-name="P43"><text:span text:style-name="T31">Please read each statement and circle a number 0, 1, 2 or 3 to indicate how much the statement applied to you </text:span><text:span text:style-name="T30">over the past week</text:span><text:span text:style-name="T31">. There are no right or wrong answers. <text:s/>Do not spend too much time on any statement.</text:span></text:p>
      <text:p text:style-name="P13"/>
      <text:p text:style-name="P20">The rating scale is as follows:</text:p>
      <text:p text:style-name="P20"/>
      <text:p text:style-name="P20">0 <text:s/>Did not apply to me at all</text:p>
      <text:p text:style-name="P20">1 <text:s/>Applied to me to some degree, or some of the time</text:p>
      <text:p text:style-name="P20">2 <text:s/>Applied to me to a considerable degree, or a good part of time</text:p>
      <text:p text:style-name="P20">3 <text:s/>Applied to me very much, or most of the time</text:p>
      <text:p text:style-name="P20"/>
      <table:table table:name="Table4" table:style-name="Table4">
        <table:table-column table:style-name="Table4.A"/>
        <table:table-column table:style-name="Table4.B" table:number-columns-repeated="4"/>
        <table:table-row>
          <table:table-cell table:style-name="Table4.A1" office:value-type="string">
            <text:p text:style-name="Table_20_Contents"/>
          </table:table-cell>
          <table:table-cell table:style-name="Table4.B1" office:value-type="string">
            <text:p text:style-name="P51">0</text:p>
          </table:table-cell>
          <table:table-cell table:style-name="Table4.B1" office:value-type="string">
            <text:p text:style-name="P51">1</text:p>
          </table:table-cell>
          <table:table-cell table:style-name="Table4.B1" office:value-type="string">
            <text:p text:style-name="P51">2</text:p>
          </table:table-cell>
          <table:table-cell table:style-name="Table4.E1" office:value-type="string">
            <text:p text:style-name="P51">3</text:p>
          </table:table-cell>
        </table:table-row>
        <table:table-row>
          <table:table-cell table:style-name="Table4.A2" office:value-type="string">
            <text:p text:style-name="P22"><text:span text:style-name="T37">55. </text:span>I found it hard to wind down</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56. </text:span>I was aware of dryness of my mouth</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57. </text:span>I couldn't seem to experience any positive feeling at all</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58. </text:span>I experienced breathing difficulty (eg, excessively rapid breathing, breathlessness in the absence of physical exertion)</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59. </text:span>I found it difficult to work up the initiative to do things</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0. </text:span>I tended to over-react to situations</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1. </text:span>I experienced trembling (eg, in the hands)</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2. </text:span>I felt that I was using a lot of nervous energy</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3. </text:span>I was worried about situations in which I might panic and make a fool of myself</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4. </text:span>I felt that I had nothing to look forward to</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5. </text:span>I found myself getting agitated</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6. </text:span>I found it difficult to relax</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7. </text:span>I felt down-hearted and blue</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8. </text:span>I was intolerant of anything that kept me from getting on with what I was doing</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69. </text:span>I felt I was close to panic</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70. </text:span>I was unable to become enthusiastic about anything</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71. </text:span>I felt I wasn't worth much as a person</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72. </text:span>I felt that I was rather touchy</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73. </text:span>I was aware of the action of my heart in the absence of physical exertion (eg, sense of heart rate increase, heart missing a beat)</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1" office:value-type="string">
            <text:p text:style-name="P22"><text:span text:style-name="T37">74. </text:span>I felt scared without any good reason</text:p>
          </table:table-cell>
          <table:table-cell table:style-name="Table4.B2" office:value-type="string">
            <text:p text:style-name="P49">O</text:p>
          </table:table-cell>
          <table:table-cell table:style-name="Table4.B2" office:value-type="string">
            <text:p text:style-name="P49">O</text:p>
          </table:table-cell>
          <table:table-cell table:style-name="Table4.B2" office:value-type="string">
            <text:p text:style-name="P49">O</text:p>
          </table:table-cell>
          <table:table-cell table:style-name="Table4.E2" office:value-type="string">
            <text:p text:style-name="P49">O</text:p>
          </table:table-cell>
        </table:table-row>
        <table:table-row>
          <table:table-cell table:style-name="Table4.A22" office:value-type="string">
            <text:p text:style-name="P22"><text:span text:style-name="T37">75. </text:span>I felt that life was meaningless</text:p>
          </table:table-cell>
          <table:table-cell table:style-name="Table4.B22" office:value-type="string">
            <text:p text:style-name="P49">O</text:p>
          </table:table-cell>
          <table:table-cell table:style-name="Table4.B22" office:value-type="string">
            <text:p text:style-name="P49">O</text:p>
          </table:table-cell>
          <table:table-cell table:style-name="Table4.B22" office:value-type="string">
            <text:p text:style-name="P49">O</text:p>
          </table:table-cell>
          <table:table-cell table:style-name="Table4.E22" office:value-type="string">
            <text:p text:style-name="P49">O</text:p>
          </table:table-cell>
        </table:table-row>
      </table:table>
      <text:p text:style-name="P21"/>
      <text:p text:style-name="P41">The next set of questions are concerned with complete mental silence. To approach mental silence is to reduce mental content including re-presentations of sensory input, such as imagination. Complete mental silence (or "thoughtless awareness") is an experience in which one is no longer thinking and no longer feels the urge to continuously engage in thought. The experience occurs in a normal, lucid waking state. Thoughtless awareness is not sleep or unconsciousness. The conditions of mental silence do not exclude everything. Physical movement, sensory input, and affective states are permitted.</text:p>
      <text:p text:style-name="P14"/>
      <text:p text:style-name="P14"><text:span text:style-name="T37">76. </text:span>How familiar are you with the notion of complete mental silence?</text:p>
      <text:list xml:id="list6605276100570101455" text:style-name="L8">
        <text:list-item>
          <text:p text:style-name="P66">This is the first time I have thought about it.</text:p>
        </text:list-item>
        <text:list-item>
          <text:p text:style-name="P66">The notion has crossed my mind, but I'm not sure what it means to me.</text:p>
        </text:list-item>
        <text:list-item>
          <text:p text:style-name="P66">I have discussed it with friends.</text:p>
        </text:list-item>
        <text:list-item>
          <text:p text:style-name="P66">I have read something about it.</text:p>
        </text:list-item>
        <text:list-item>
          <text:p text:style-name="P66">I study the topic with interest.</text:p>
        </text:list-item>
      </text:list>
      <text:p text:style-name="P14"/>
      <text:p text:style-name="P14"><text:span text:style-name="T37">77. </text:span>During the last few months, how often have you experienced complete mental silence?</text:p>
      <text:list xml:id="list60222671754877" text:continue-numbering="true" text:style-name="L8">
        <text:list-item>
          <text:p text:style-name="P66">Daily</text:p>
        </text:list-item>
        <text:list-item>
          <text:p text:style-name="P66">Weekly</text:p>
        </text:list-item>
        <text:list-item>
          <text:p text:style-name="P66">Infrequently</text:p>
        </text:list-item>
        <text:list-item>
          <text:p text:style-name="P66">I haven't experienced complete mental silence.</text:p>
        </text:list-item>
      </text:list>
      <text:p text:style-name="P14"/>
      <text:p text:style-name="P14"><text:span text:style-name="T37">78. </text:span>At some time in my life, I have experienced complete mental silence.</text:p>
      <text:list xml:id="list60222043931713" text:continue-numbering="true" text:style-name="L8">
        <text:list-item>
          <text:p text:style-name="P66">Agree</text:p>
        </text:list-item>
        <text:list-item>
          <text:p text:style-name="P66">Agree somewhat</text:p>
        </text:list-item>
        <text:list-item>
          <text:p text:style-name="P66">Not sure</text:p>
        </text:list-item>
        <text:list-item>
          <text:p text:style-name="P66">Disagree somewhat</text:p>
        </text:list-item>
        <text:list-item>
          <text:p text:style-name="P66">Disagree</text:p>
        </text:list-item>
      </text:list>
      <text:p text:style-name="P14"/>
      <text:p text:style-name="P14"><text:span text:style-name="T37">79. </text:span>I believe that complete mental silence is possible for everybody.</text:p>
      <text:list xml:id="list60223547988817" text:continue-numbering="true" text:style-name="L8">
        <text:list-item>
          <text:p text:style-name="P66">Agree</text:p>
        </text:list-item>
        <text:list-item>
          <text:p text:style-name="P66">Agree somewhat</text:p>
        </text:list-item>
        <text:list-item>
          <text:p text:style-name="P66">Not sure</text:p>
        </text:list-item>
        <text:list-item>
          <text:p text:style-name="P66">Disagree somewhat</text:p>
        </text:list-item>
        <text:list-item>
          <text:p text:style-name="P66">Disagree</text:p>
        </text:list-item>
      </text:list>
      <text:p text:style-name="P14"/>
      <text:p text:style-name="P14"><text:span text:style-name="T37">80. </text:span>If you do not know how to intentionally cause yourself to experience complete mental silence, do you want to learn?</text:p>
      <text:list xml:id="list60223082841770" text:continue-numbering="true" text:style-name="L8">
        <text:list-item>
          <text:p text:style-name="P66">No</text:p>
        </text:list-item>
        <text:list-item>
          <text:p text:style-name="P66">Not sure</text:p>
        </text:list-item>
        <text:list-item>
          <text:p text:style-name="P66">Yes, if it was easy to learn</text:p>
        </text:list-item>
        <text:list-item>
          <text:p text:style-name="P66">Yes, I am moderately curious</text:p>
        </text:list-item>
        <text:list-item>
          <text:p text:style-name="P66">Yes, I am keenly curious</text:p>
        </text:list-item>
        <text:list-item>
          <text:p text:style-name="P66">I know how to cause myself to experience complete mental silence.</text:p>
        </text:list-item>
      </text:list>
      <text:p text:style-name="P14"/>
      <text:p text:style-name="P41">If you experience complete mental silence every day, skip <text:span text:style-name="T31">this page and turn to the next page</text:span>. <text:s/>Otherwise, please answer these questions.</text:p>
      <text:p text:style-name="P14"/>
      <text:p text:style-name="P14">Please indicate your agreement or disagreement with the following statements.</text:p>
      <text:p text:style-name="P14"/>
      <table:table table:name="Table6" table:style-name="Table6">
        <table:table-column table:style-name="Table6.A"/>
        <table:table-column table:style-name="Table6.B" table:number-columns-repeated="5"/>
        <table:table-row>
          <table:table-cell table:style-name="Table6.A1" office:value-type="string">
            <text:p text:style-name="P7"/>
          </table:table-cell>
          <table:table-cell table:style-name="Table6.B1" office:value-type="string">
            <text:p text:style-name="P15">Agree</text:p>
          </table:table-cell>
          <table:table-cell table:style-name="Table6.B1" office:value-type="string">
            <text:p text:style-name="P15">Agree somewhat</text:p>
          </table:table-cell>
          <table:table-cell table:style-name="Table6.B1" office:value-type="string">
            <text:p text:style-name="P15">Not sure</text:p>
          </table:table-cell>
          <table:table-cell table:style-name="Table6.B1" office:value-type="string">
            <text:p text:style-name="P15">Disagree somewhat</text:p>
          </table:table-cell>
          <table:table-cell table:style-name="Table6.F1" office:value-type="string">
            <text:p text:style-name="P15">Disagree</text:p>
          </table:table-cell>
        </table:table-row>
        <table:table-row>
          <table:table-cell table:style-name="Table6.A2" office:value-type="string">
            <text:p text:style-name="P14"><text:span text:style-name="T37">81. </text:span>It takes too much effort for me to experience complete mental silence.</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F2" office:value-type="string">
            <text:p text:style-name="P48">O</text:p>
          </table:table-cell>
        </table:table-row>
        <table:table-row>
          <table:table-cell table:style-name="Table6.A3" office:value-type="string">
            <text:p text:style-name="P14"><text:span text:style-name="T37">82. </text:span>I won't feel emotionally prepared to experience complete mental silence, not currently and probably not within the next 3 months.</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F2" office:value-type="string">
            <text:p text:style-name="P48">O</text:p>
          </table:table-cell>
        </table:table-row>
        <table:table-row>
          <table:table-cell table:style-name="Table6.A4" office:value-type="string">
            <text:p text:style-name="P14"><text:span text:style-name="T37">83. </text:span>Descartes said, "I think therefore I am." This is true for me.</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F2" office:value-type="string">
            <text:p text:style-name="P48">O</text:p>
          </table:table-cell>
        </table:table-row>
        <table:table-row>
          <table:table-cell table:style-name="Table6.A5" office:value-type="string">
            <text:p text:style-name="P14"><text:span text:style-name="T37">84. </text:span>I am afraid of what will happen if I stop thinking.</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F2" office:value-type="string">
            <text:p text:style-name="P48">O</text:p>
          </table:table-cell>
        </table:table-row>
        <table:table-row>
          <table:table-cell table:style-name="Table6.A6" office:value-type="string">
            <text:p text:style-name="P14"><text:span text:style-name="T37">85. </text:span>I never slow down long enough to experience complete mental silence.</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F2" office:value-type="string">
            <text:p text:style-name="P48">O</text:p>
          </table:table-cell>
        </table:table-row>
        <table:table-row>
          <table:table-cell table:style-name="Table6.A7" office:value-type="string">
            <text:p text:style-name="P14"><text:span text:style-name="T37">86. </text:span>My life circumstances prevent me from experiencing complete mental silence, currently and probably during the next 3 months.</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B2" office:value-type="string">
            <text:p text:style-name="P48">O</text:p>
          </table:table-cell>
          <table:table-cell table:style-name="Table6.F2" office:value-type="string">
            <text:p text:style-name="P48">O</text:p>
          </table:table-cell>
        </table:table-row>
        <table:table-row>
          <table:table-cell table:style-name="Table6.A8" office:value-type="string">
            <text:p text:style-name="P14"><text:span text:style-name="T37">87. </text:span>If I experience complete mental silence then I may lose an important aspect of who I am.</text:p>
          </table:table-cell>
          <table:table-cell table:style-name="Table6.B8" office:value-type="string">
            <text:p text:style-name="P48">O</text:p>
          </table:table-cell>
          <table:table-cell table:style-name="Table6.B8" office:value-type="string">
            <text:p text:style-name="P48">O</text:p>
          </table:table-cell>
          <table:table-cell table:style-name="Table6.B8" office:value-type="string">
            <text:p text:style-name="P48">O</text:p>
          </table:table-cell>
          <table:table-cell table:style-name="Table6.B8" office:value-type="string">
            <text:p text:style-name="P48">O</text:p>
          </table:table-cell>
          <table:table-cell table:style-name="Table6.F8" office:value-type="string">
            <text:p text:style-name="P48">O</text:p>
          </table:table-cell>
        </table:table-row>
      </table:table>
      <text:p text:style-name="P14"/>
      <text:p text:style-name="P14"/>
      <text:p text:style-name="P42">If you have never experienced mental silence, skip <text:span text:style-name="T31">this page and turn to the next page</text:span>. Otherwise, please answer these questions.</text:p>
      <text:p text:style-name="P14"/>
      <text:p text:style-name="P14">Of interest are your recent experiences of complete mental silence (within the last <text:span text:style-name="T34">month</text:span> or so).</text:p>
      <text:p text:style-name="P14"/>
      <text:p text:style-name="P14"><text:span text:style-name="T37">88. </text:span>How often do you try to intentionally cause yourself to experience complete mental silence?</text:p>
      <text:list xml:id="list60222494316274" text:continue-numbering="true" text:style-name="L8">
        <text:list-item>
          <text:p text:style-name="P66">Daily</text:p>
        </text:list-item>
        <text:list-item>
          <text:p text:style-name="P66">Weekly</text:p>
        </text:list-item>
        <text:list-item>
          <text:p text:style-name="P66">Infrequently</text:p>
        </text:list-item>
        <text:list-item>
          <text:p text:style-name="P66">I don't try to cause myself to experience complete mental silence</text:p>
        </text:list-item>
      </text:list>
      <text:p text:style-name="P14"/>
      <text:p text:style-name="P14"><draw:control text:anchor-type="paragraph" draw:z-index="5" draw:style-name="gr2" draw:text-style-name="P75" svg:width="0.9449in" svg:height="0.3504in" svg:x="5.4035in" svg:y="0.0256in" draw:control="control6"/><text:span text:style-name="T37">89. </text:span>Of the times you have tried to experience complete mental silence, about what percentage of the time are you successful?</text:p>
      <text:p text:style-name="P14"/>
      <text:p text:style-name="P14"><text:span text:style-name="T37">90. </text:span>Approximately how much actual time did your longest experience of complete mental silence last?</text:p>
      <text:list xml:id="list60222295685436" text:continue-numbering="true" text:style-name="L8">
        <text:list-item>
          <text:p text:style-name="P66">A moment (e.g., a second or shorter)</text:p>
        </text:list-item>
        <text:list-item>
          <text:p text:style-name="P66">Longer than a moment but shorter than 10 seconds</text:p>
        </text:list-item>
        <text:list-item>
          <text:p text:style-name="P66">Between 10 seconds and 1 minute</text:p>
        </text:list-item>
        <text:list-item>
          <text:p text:style-name="P66">Between 1 minute and 10 minutes</text:p>
        </text:list-item>
        <text:list-item>
          <text:p text:style-name="P66">More than 10 minutes</text:p>
        </text:list-item>
      </text:list>
      <text:p text:style-name="P14"/>
      <text:p text:style-name="P16">Please indicate your agreement or disagreement with the following statements.</text:p>
      <text:p text:style-name="P16"/>
      <table:table table:name="Table7" table:style-name="Table7">
        <table:table-column table:style-name="Table7.A"/>
        <table:table-column table:style-name="Table7.B" table:number-columns-repeated="5"/>
        <table:table-row>
          <table:table-cell table:style-name="Table7.A1" office:value-type="string">
            <text:p text:style-name="P17"/>
          </table:table-cell>
          <table:table-cell table:style-name="Table7.B1" office:value-type="string">
            <text:p text:style-name="P18">Agree</text:p>
          </table:table-cell>
          <table:table-cell table:style-name="Table7.B1" office:value-type="string">
            <text:p text:style-name="P18">Agree somewhat</text:p>
          </table:table-cell>
          <table:table-cell table:style-name="Table7.B1" office:value-type="string">
            <text:p text:style-name="P18">Not sure</text:p>
          </table:table-cell>
          <table:table-cell table:style-name="Table7.B1" office:value-type="string">
            <text:p text:style-name="P18">Disagree somewhat</text:p>
          </table:table-cell>
          <table:table-cell table:style-name="Table7.F1" office:value-type="string">
            <text:p text:style-name="P18">Disagree</text:p>
          </table:table-cell>
        </table:table-row>
        <table:table-row>
          <table:table-cell table:style-name="Table7.A2" office:value-type="string">
            <text:p text:style-name="P19"><text:span text:style-name="T37">91. </text:span>I intentionally yearn for the experience of complete mental silence.</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F2" office:value-type="string">
            <text:p text:style-name="P48">O</text:p>
          </table:table-cell>
        </table:table-row>
        <table:table-row>
          <table:table-cell table:style-name="Table7.A3" office:value-type="string">
            <text:p text:style-name="P19"><text:span text:style-name="T37">92. </text:span>I have met, in person, someone who is convincingly familiar with complete mental silence.</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F2" office:value-type="string">
            <text:p text:style-name="P48">O</text:p>
          </table:table-cell>
        </table:table-row>
        <table:table-row>
          <table:table-cell table:style-name="Table7.A3" office:value-type="string">
            <text:p text:style-name="P19"><text:span text:style-name="T37">93. </text:span>I intentionally create favorable conditions to allow myself to experience complete mental silence.</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F2" office:value-type="string">
            <text:p text:style-name="P48">O</text:p>
          </table:table-cell>
        </table:table-row>
        <table:table-row>
          <table:table-cell table:style-name="Table7.A3" office:value-type="string">
            <text:p text:style-name="P19"><text:span text:style-name="T37">94. </text:span>I can intentionally allow myself to experience complete mental silence.</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F2" office:value-type="string">
            <text:p text:style-name="P48">O</text:p>
          </table:table-cell>
        </table:table-row>
        <table:table-row>
          <table:table-cell table:style-name="Table7.A3" office:value-type="string">
            <text:p text:style-name="P19"><text:span text:style-name="T37">95. </text:span>I can intentionally cause myself to experience complete mental silence.</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F2" office:value-type="string">
            <text:p text:style-name="P48">O</text:p>
          </table:table-cell>
        </table:table-row>
        <table:table-row>
          <table:table-cell table:style-name="Table7.A3" office:value-type="string">
            <text:p text:style-name="P19"><text:span text:style-name="T37">96. </text:span>I have experienced complete mental silence with others in a shared context.</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F2" office:value-type="string">
            <text:p text:style-name="P48">O</text:p>
          </table:table-cell>
        </table:table-row>
        <table:table-row>
          <table:table-cell table:style-name="Table7.A3" office:value-type="string">
            <text:p text:style-name="P19"><text:span text:style-name="T37">97. </text:span>I am able to teach other people how to experience complete mental silence.</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B2" office:value-type="string">
            <text:p text:style-name="P48">O</text:p>
          </table:table-cell>
          <table:table-cell table:style-name="Table7.F2" office:value-type="string">
            <text:p text:style-name="P48">O</text:p>
          </table:table-cell>
        </table:table-row>
        <table:table-row>
          <table:table-cell table:style-name="Table7.A9" office:value-type="string">
            <text:p text:style-name="P19"><text:span text:style-name="T37">98. </text:span>I know how to train teachers who can teach people how to experience complete mental silence.</text:p>
          </table:table-cell>
          <table:table-cell table:style-name="Table7.B9" office:value-type="string">
            <text:p text:style-name="P48">O</text:p>
          </table:table-cell>
          <table:table-cell table:style-name="Table7.B9" office:value-type="string">
            <text:p text:style-name="P48">O</text:p>
          </table:table-cell>
          <table:table-cell table:style-name="Table7.B9" office:value-type="string">
            <text:p text:style-name="P48">O</text:p>
          </table:table-cell>
          <table:table-cell table:style-name="Table7.B9" office:value-type="string">
            <text:p text:style-name="P48">O</text:p>
          </table:table-cell>
          <table:table-cell table:style-name="Table7.F9" office:value-type="string">
            <text:p text:style-name="P48">O</text:p>
          </table:table-cell>
        </table:table-row>
      </table:table>
      <text:p text:style-name="P27"><text:soft-page-break/></text:p>
      <text:p text:style-name="P26"/>
      <text:p text:style-name="P26"/>
      <text:p text:style-name="P26"/>
      <text:p text:style-name="P26">Debriefing Form</text:p>
      <text:p text:style-name="P25"/>
      <text:p text:style-name="P52"/>
      <text:p text:style-name="P52">Thank you for participating in this study!</text:p>
      <text:p text:style-name="P52"/>
      <text:p text:style-name="P52">Meditation has two distinct meanings. One meaning of meditation refers to a psychological centering device such as mantra recitation, focus on the breath, mindfulness, or a visual focus. Psychological centering devices help one feel more relaxed and centered. The other meaning of<text:span text:style-name="T35"> </text:span>meditation is the experience of complete mental silence. Traditionally, the purpose of centering devices is to achieve complete mental silence. <text:s/>Although the dual meanings of meditation have been documented in the West since at least 1977, most scientific studies of meditation focus on centering devices and ignore the question of whether participants experience complete mental silence.</text:p>
      <text:p text:style-name="P52"/>
      <text:p text:style-name="P52">Remarkably, the experience of complete mental silence is practically unstudied in Western psychology. One of the ways to encourage the study of something is to publish a scale to measure it. Hence, one aim of this observational study is to provide empirical evidence that our new mental silence questionnaire is measuring what we intend it to measure. A psychometically investigated scale will encourage other scientists to design new, creative studies to examine the correlates and causes of mental silence.</text:p>
      <text:p text:style-name="P53"/>
      <text:p text:style-name="P54"><text:span text:style-name="T33">Thank you for your participation in this study. <text:s/>If you have further questions about the study, please contact Ramesh Manocha +</text:span><text:span text:style-name="T23">61 2 9747 0037</text:span><text:span text:style-name="T24"> or </text:span><text:span text:style-name="T33">Joshua Pritikin +1 (434) 218-2280. <text:s/>In addition, if you have any concerns about any aspect of the study, you may contact Tonya Moon, Ph.D., Chair, Institutional Review Board for the Social and Behavioral Sciences, One Morton Drive, Suite 500, University of Virginia, P.O. Box 800392, Charlottesville, VA 22908-0392. Telephone: +1 (434) 924-5999.</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 svg:font-family="Arial, Helvetica, sans-serif"/>
    <style:font-face style:name="Cantarell1" svg:font-family="Cantarell" style:font-adornments="Regular"/>
    <style:font-face style:name="Lohit Hindi1" svg:font-family="'Lohit Hind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22f1"/>
    </style:style>
    <style:style style:name="MP2" style:family="paragraph" style:parent-style-name="Header" style:master-page-name="">
      <style:paragraph-properties style:page-number="auto" fo:padding="0.0201in" fo:border-left="none" fo:border-right="none" fo:border-top="none" fo:border-bottom="0.99pt solid #000000" style:shadow="none"/>
      <style:text-properties fo:font-variant="small-caps" fo:font-size="16pt" fo:font-weight="bold" officeooo:rsid="002522f1" officeooo:paragraph-rsid="002522f1" style:font-size-asian="16pt" style:font-weight-asian="bold" style:font-size-complex="16pt" style:font-weight-complex="bold"/>
    </style:style>
    <style:style style:name="MP3" style:family="paragraph" style:parent-style-name="Heading_20_2">
      <style:paragraph-properties fo:margin-left="0in" fo:margin-right="0in" fo:margin-top="0in" fo:margin-bottom="0in" style:contextual-spacing="false" fo:text-align="center" style:justify-single-word="false" fo:text-indent="0in" style:auto-text-indent="false" fo:padding="0.1in" fo:border="0.99pt solid #000000" style:shadow="none"/>
      <style:text-properties fo:font-variant="small-caps" fo:font-style="normal" fo:font-weight="bold" officeooo:paragraph-rsid="00267f18"/>
    </style:style>
    <style:style style:name="MP4" style:family="paragraph" style:parent-style-name="Heading_20_2">
      <style:paragraph-properties fo:margin-left="0in" fo:margin-right="0in" fo:margin-top="0in" fo:margin-bottom="0in" style:contextual-spacing="false" fo:text-align="center" style:justify-single-word="false" fo:text-indent="0in" style:auto-text-indent="false" fo:break-before="page" fo:padding="0.1in" fo:border="0.99pt solid #000000" style:shadow="none"/>
      <style:text-properties fo:font-variant="small-caps" fo:font-style="normal" fo:font-weight="bold" officeooo:paragraph-rsid="00267f18"/>
    </style:style>
    <style:style style:name="MT1" style:family="text">
      <style:text-properties officeooo:rsid="001660a6"/>
    </style:style>
    <style:style style:name="MT2" style:family="text">
      <style:text-properties officeooo:rsid="002522f1"/>
    </style:style>
    <style:style style:name="MT3" style:family="text">
      <style:text-properties fo:color="#006699" fo:font-size="10pt" style:font-size-asian="10pt" style:font-size-complex="10pt"/>
    </style:style>
    <style:style style:name="MT4" style:family="text">
      <style:text-properties fo:color="#006699" style:font-name="Symbol" fo:font-size="10pt" style:font-size-asian="10pt" style:font-size-complex="10pt"/>
    </style:style>
    <style:style style:name="MT5" style:family="text">
      <style:text-properties fo:color="#006699" fo:font-size="10pt" officeooo:rsid="002ea1ab" style:font-size-asian="10pt" style:font-size-complex="10pt"/>
    </style:style>
    <style:style style:name="MT6" style:family="text">
      <style:text-properties fo:color="#006699" fo:font-size="10pt" style:font-size-asian="10pt" style:font-weight-asian="bold" style:font-size-complex="10pt" style:font-weight-complex="bold"/>
    </style:style>
    <style:style style:name="MT7" style:family="text">
      <style:text-properties fo:color="#006699" fo:font-size="10pt" officeooo:rsid="002ea1ab" style:font-size-asian="10pt" style:font-weight-asian="bold" style:font-size-complex="10pt" style:font-weight-complex="bold"/>
    </style:style>
    <style:style style:name="MT8" style:family="text">
      <style:text-properties fo:color="#006699" style:font-name="Symbol" fo:font-size="10pt" style:font-size-asian="10pt" style:font-weight-asian="bold" style:font-size-complex="10pt" style:font-weight-complex="bold"/>
    </style:style>
    <style:style style:name="MT9" style:family="text">
      <style:text-properties fo:font-variant="normal" fo:text-transform="none" fo:color="#006699" fo:font-size="10pt" style:font-size-asian="10pt" style:font-weight-asian="bold" style:font-size-complex="10pt" style:font-weight-complex="bold"/>
    </style:style>
    <style:style style:name="M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Mfr2"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9709in" draw:visible-area-height="0.9705in"/>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tab/>page </text:span><text:span text:style-name="MT1"><text:page-number text:select-page="current">3</text:page-number></text:span></text:p>
      </style:header>
    </style:master-page>
    <style:master-page style:name="First_20_Page" style:display-name="First Page" style:page-layout-name="Mpm2" style:next-style-name="Standard">
      <style:header>
        <text:p text:style-name="Header"><draw:frame draw:style-name="Mfr1" draw:name="graphics1" text:anchor-type="as-char" svg:width="0.6453in" svg:height="0.6563in" draw:z-index="6"><draw:image xlink:href="Pictures/10000000000001580000015E4E7AC13B.png" xlink:type="simple" xlink:show="embed" xlink:actuate="onLoad"/></draw:frame><text:span text:style-name="MT2"> </text:span><text:span text:style-name="MT2"><draw:frame draw:style-name="Mfr2" draw:name="Object2" text:anchor-type="as-char" svg:width="1.9299in" svg:height="0.6244in" draw:z-index="7"><draw:object-ole xlink:href="./Object 2" xlink:type="simple" xlink:show="embed" xlink:actuate="onLoad"/><draw:image xlink:href="./ObjectReplacements/Object 2" xlink:type="simple" xlink:show="embed" xlink:actuate="onLoad"/><svg:desc>OLE-object</svg:desc></draw:frame></text:span></text:p>
        <text:p text:style-name="MP2">Department of Psychology</text:p>
      </style:header>
      <style:footer>
        <text:h text:style-name="MP3" text:outline-level="2"><text:span text:style-name="MT3">102 Gilmer Hall <text:s text:c="2"/></text:span><text:span text:style-name="MT4"></text:span><text:span text:style-name="MT3"> <text:s text:c="2"/>P.O. Box 400400 <text:s text:c="2"/></text:span><text:span text:style-name="MT4"></text:span><text:span text:style-name="MT3"> <text:s text:c="2"/>Charlottesville, VA <text:s/>22904-4400</text:span><text:span text:style-name="MT5"> USA</text:span></text:h>
        <text:h text:style-name="MP4" text:outline-level="2"><text:span text:style-name="MT6">Phone </text:span><text:span text:style-name="MT7">+1 </text:span><text:span text:style-name="MT6">434-982-4750 <text:s text:c="2"/></text:span><text:span text:style-name="MT8"></text:span><text:span text:style-name="MT6"> <text:s text:c="2"/>Fax </text:span><text:span text:style-name="MT7">+1 </text:span><text:span text:style-name="MT6">434-982-4766 <text:s text:c="2"/></text:span><text:span text:style-name="MT8"></text:span><text:span text:style-name="MT6"> <text:s text:c="2"/></text:span><text:span text:style-name="MT9">psychology@virginia.edu</text:span></text:h>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Pritikin</meta:initial-creator>
    <meta:creation-date>2013-10-04T11:07:48</meta:creation-date>
    <dc:date>2013-12-10T06:02:21.654305099</dc:date>
    <dc:creator>Joshua Pritikin</dc:creator>
    <meta:editing-duration>PT2H57M26S</meta:editing-duration>
    <meta:editing-cycles>27</meta:editing-cycles>
    <meta:generator>LibreOffice/4.1.2.3$Linux_X86_64 LibreOffice_project/410m0$Build-3</meta:generator>
    <meta:document-statistic meta:table-count="6" meta:image-count="1" meta:object-count="1" meta:page-count="12" meta:paragraph-count="585" meta:word-count="2963" meta:character-count="15161" meta:non-whitespace-character-count="12772"/>
  </office:meta>
</office:document-meta>
</file>